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variant="normal" fo:text-transform="none" fo:color="#000000" loext:opacity="100%" style:font-name="Liberation Serif" fo:font-size="12pt" fo:letter-spacing="normal" fo:font-style="normal" fo:font-weight="normal" officeooo:rsid="000bd74c" officeooo:paragraph-rsid="000dbb40"/>
    </style:style>
    <style:style style:name="P2" style:family="paragraph" style:parent-style-name="Text_20_body">
      <style:text-properties fo:font-variant="normal" fo:text-transform="none" fo:color="#000000" loext:opacity="100%" style:font-name="Liberation Serif" fo:font-size="12pt" fo:letter-spacing="normal" fo:font-style="normal" fo:font-weight="normal" officeooo:rsid="000bd74c" officeooo:paragraph-rsid="000bd74c"/>
    </style:style>
    <style:style style:name="P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0f67eb"/>
    </style:style>
    <style:style style:name="P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1191f8"/>
    </style:style>
    <style:style style:name="P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119e50"/>
    </style:style>
    <style:style style:name="P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12fbaf"/>
    </style:style>
    <style:style style:name="P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16a471"/>
    </style:style>
    <style:style style:name="P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17c07c"/>
    </style:style>
    <style:style style:name="P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1857e6"/>
    </style:style>
    <style:style style:name="P1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1c4bd5"/>
    </style:style>
    <style:style style:name="P11"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1cd94a"/>
    </style:style>
    <style:style style:name="P12"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2a8cb"/>
    </style:style>
    <style:style style:name="P1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5c5de"/>
    </style:style>
    <style:style style:name="P1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6f64e"/>
    </style:style>
    <style:style style:name="P1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757ad"/>
    </style:style>
    <style:style style:name="P1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9161a"/>
    </style:style>
    <style:style style:name="P1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b94c8"/>
    </style:style>
    <style:style style:name="P1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c3543"/>
    </style:style>
    <style:style style:name="P1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d6d91"/>
    </style:style>
    <style:style style:name="P2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2f2df5"/>
    </style:style>
    <style:style style:name="P21"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30f13b"/>
    </style:style>
    <style:style style:name="P22"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351a67"/>
    </style:style>
    <style:style style:name="P2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36ffe6"/>
    </style:style>
    <style:style style:name="P2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38f998"/>
    </style:style>
    <style:style style:name="P2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3a4a95"/>
    </style:style>
    <style:style style:name="P2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3b42bc"/>
    </style:style>
    <style:style style:name="P2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3c1abd"/>
    </style:style>
    <style:style style:name="P2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3fd92c"/>
    </style:style>
    <style:style style:name="P2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1b9520"/>
    </style:style>
    <style:style style:name="P3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1857e6"/>
    </style:style>
    <style:style style:name="P31"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1a298c"/>
    </style:style>
    <style:style style:name="P32"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1c4bd5"/>
    </style:style>
    <style:style style:name="P3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25c5de"/>
    </style:style>
    <style:style style:name="P3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26f64e"/>
    </style:style>
    <style:style style:name="P3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2757ad"/>
    </style:style>
    <style:style style:name="P3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28256b"/>
    </style:style>
    <style:style style:name="P3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29161a"/>
    </style:style>
    <style:style style:name="P3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2a0455"/>
    </style:style>
    <style:style style:name="P39" style:family="paragraph" style:parent-style-name="Text_20_body">
      <style:text-properties fo:font-variant="normal" fo:text-transform="none" fo:color="#000000" loext:opacity="100%" style:font-name="Liberation Serif" fo:font-size="12pt" fo:letter-spacing="normal" fo:font-style="normal" fo:font-weight="normal" officeooo:rsid="000f67eb" officeooo:paragraph-rsid="000f67eb"/>
    </style:style>
    <style:style style:name="P4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19e50" officeooo:paragraph-rsid="00119e50"/>
    </style:style>
    <style:style style:name="P41"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6a471" officeooo:paragraph-rsid="0016a471"/>
    </style:style>
    <style:style style:name="P42"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a298c" officeooo:paragraph-rsid="001a298c"/>
    </style:style>
    <style:style style:name="P4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a298c" officeooo:paragraph-rsid="001b9520"/>
    </style:style>
    <style:style style:name="P4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a298c" officeooo:paragraph-rsid="0038f998"/>
    </style:style>
    <style:style style:name="P4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a298c" officeooo:paragraph-rsid="003a4a95"/>
    </style:style>
    <style:style style:name="P4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a298c" officeooo:paragraph-rsid="003b42bc"/>
    </style:style>
    <style:style style:name="P4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b9520" officeooo:paragraph-rsid="001b9520"/>
    </style:style>
    <style:style style:name="P4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c4bd5" officeooo:paragraph-rsid="001c4bd5"/>
    </style:style>
    <style:style style:name="P4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c4bd5" officeooo:paragraph-rsid="001cd94a"/>
    </style:style>
    <style:style style:name="P5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e656a" officeooo:paragraph-rsid="001e656a"/>
    </style:style>
    <style:style style:name="P51"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e656a" officeooo:paragraph-rsid="0028256b"/>
    </style:style>
    <style:style style:name="P52"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fb5af" officeooo:paragraph-rsid="001fb5af"/>
    </style:style>
    <style:style style:name="P5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024ec" officeooo:paragraph-rsid="002024ec"/>
    </style:style>
    <style:style style:name="P5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5c5de" officeooo:paragraph-rsid="0025c5de"/>
    </style:style>
    <style:style style:name="P5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6f64e" officeooo:paragraph-rsid="0026f64e"/>
    </style:style>
    <style:style style:name="P5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6f64e" officeooo:paragraph-rsid="002757ad"/>
    </style:style>
    <style:style style:name="P5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9161a" officeooo:paragraph-rsid="0029161a"/>
    </style:style>
    <style:style style:name="P5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c3543" officeooo:paragraph-rsid="002c3543"/>
    </style:style>
    <style:style style:name="P5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d6d91" officeooo:paragraph-rsid="002d6d91"/>
    </style:style>
    <style:style style:name="P6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f2df5" officeooo:paragraph-rsid="002f2df5"/>
    </style:style>
    <style:style style:name="P61"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0f13b" officeooo:paragraph-rsid="0030f13b"/>
    </style:style>
    <style:style style:name="P62"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6ffe6" officeooo:paragraph-rsid="0036ffe6"/>
    </style:style>
    <style:style style:name="P6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6ffe6" officeooo:paragraph-rsid="00372060"/>
    </style:style>
    <style:style style:name="P6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72060" officeooo:paragraph-rsid="00372060"/>
    </style:style>
    <style:style style:name="P6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8f998" officeooo:paragraph-rsid="0038f998"/>
    </style:style>
    <style:style style:name="P66" style:family="paragraph" style:parent-style-name="Text_20_body">
      <style:text-properties officeooo:paragraph-rsid="000bd74c"/>
    </style:style>
    <style:style style:name="P67" style:family="paragraph" style:parent-style-name="Text_20_body">
      <style:text-properties officeooo:rsid="000eb3df" officeooo:paragraph-rsid="000f67eb"/>
    </style:style>
    <style:style style:name="P68" style:family="paragraph" style:parent-style-name="Text_20_body">
      <style:paragraph-properties fo:text-align="start" style:justify-single-word="false"/>
      <style:text-properties officeooo:rsid="000f67eb" officeooo:paragraph-rsid="000f67eb"/>
    </style:style>
    <style:style style:name="P69" style:family="paragraph" style:parent-style-name="Text_20_body">
      <style:text-properties officeooo:rsid="00110802" officeooo:paragraph-rsid="00110802"/>
    </style:style>
    <style:style style:name="P70" style:family="paragraph" style:parent-style-name="Text_20_body">
      <style:paragraph-properties fo:text-align="start" style:justify-single-word="false"/>
      <style:text-properties officeooo:rsid="001191f8" officeooo:paragraph-rsid="00119e50"/>
    </style:style>
    <style:style style:name="P71" style:family="paragraph" style:parent-style-name="Text_20_body">
      <style:paragraph-properties fo:text-align="start" style:justify-single-word="false"/>
      <style:text-properties officeooo:rsid="001191f8" officeooo:paragraph-rsid="0016a471"/>
    </style:style>
    <style:style style:name="P72" style:family="paragraph" style:parent-style-name="Text_20_body">
      <style:text-properties officeooo:rsid="001191f8" officeooo:paragraph-rsid="001191f8"/>
    </style:style>
    <style:style style:name="P73" style:family="paragraph" style:parent-style-name="Text_20_body">
      <style:text-properties officeooo:rsid="001191f8" officeooo:paragraph-rsid="00119e50"/>
    </style:style>
    <style:style style:name="P74" style:family="paragraph" style:parent-style-name="Text_20_body">
      <style:paragraph-properties fo:text-align="start" style:justify-single-word="false"/>
      <style:text-properties officeooo:rsid="00119e50" officeooo:paragraph-rsid="00119e50"/>
    </style:style>
    <style:style style:name="P75" style:family="paragraph" style:parent-style-name="Text_20_body">
      <style:paragraph-properties fo:text-align="start" style:justify-single-word="false"/>
    </style:style>
    <style:style style:name="P76" style:family="paragraph" style:parent-style-name="Text_20_body">
      <style:paragraph-properties fo:text-align="start" style:justify-single-word="false"/>
      <style:text-properties officeooo:paragraph-rsid="0029161a"/>
    </style:style>
    <style:style style:name="P77" style:family="paragraph" style:parent-style-name="Text_20_body">
      <style:paragraph-properties fo:text-align="start" style:justify-single-word="false"/>
      <style:text-properties officeooo:paragraph-rsid="002f2df5"/>
    </style:style>
    <style:style style:name="P78" style:family="paragraph" style:parent-style-name="Text_20_body">
      <style:paragraph-properties fo:text-align="start" style:justify-single-word="false"/>
      <style:text-properties officeooo:paragraph-rsid="003b5258"/>
    </style:style>
    <style:style style:name="P79" style:family="paragraph" style:parent-style-name="Text_20_body">
      <style:paragraph-properties fo:text-align="start" style:justify-single-word="false"/>
      <style:text-properties officeooo:paragraph-rsid="003c1abd"/>
    </style:style>
    <style:style style:name="P80" style:family="paragraph" style:parent-style-name="Text_20_body">
      <style:paragraph-properties fo:text-align="start" style:justify-single-word="false"/>
      <style:text-properties officeooo:paragraph-rsid="003c48f2"/>
    </style:style>
    <style:style style:name="P81" style:family="paragraph" style:parent-style-name="Text_20_body">
      <style:paragraph-properties fo:text-align="start" style:justify-single-word="false"/>
      <style:text-properties officeooo:paragraph-rsid="003c76ef"/>
    </style:style>
    <style:style style:name="P82" style:family="paragraph" style:parent-style-name="Text_20_body">
      <style:paragraph-properties fo:text-align="start" style:justify-single-word="false"/>
      <style:text-properties officeooo:paragraph-rsid="003cf88b"/>
    </style:style>
    <style:style style:name="P83" style:family="paragraph" style:parent-style-name="Text_20_body">
      <style:paragraph-properties fo:text-align="start" style:justify-single-word="false"/>
      <style:text-properties officeooo:paragraph-rsid="003fd92c"/>
    </style:style>
    <style:style style:name="P84" style:family="paragraph" style:parent-style-name="Standard">
      <style:text-properties officeooo:rsid="0017089f" officeooo:paragraph-rsid="0017089f"/>
    </style:style>
    <style:style style:name="P85" style:family="paragraph" style:parent-style-name="Standard">
      <style:text-properties officeooo:rsid="0017089f" officeooo:paragraph-rsid="001c4bd5"/>
    </style:style>
    <style:style style:name="P86" style:family="paragraph" style:parent-style-name="Standard">
      <style:paragraph-properties fo:text-align="start" style:justify-single-word="false"/>
      <style:text-properties officeooo:rsid="0017089f" officeooo:paragraph-rsid="0021abe4"/>
    </style:style>
    <style:style style:name="P87" style:family="paragraph" style:parent-style-name="Standard">
      <style:paragraph-properties fo:text-align="start" style:justify-single-word="false"/>
      <style:text-properties officeooo:rsid="0017089f" officeooo:paragraph-rsid="0033b98b"/>
    </style:style>
    <style:style style:name="P88" style:family="paragraph" style:parent-style-name="Standard">
      <style:paragraph-properties fo:text-align="start" style:justify-single-word="false"/>
      <style:text-properties officeooo:rsid="0017089f" officeooo:paragraph-rsid="00351a67"/>
    </style:style>
    <style:style style:name="P89" style:family="paragraph" style:parent-style-name="Text_20_body">
      <style:text-properties officeooo:rsid="0017c07c" officeooo:paragraph-rsid="0017c07c"/>
    </style:style>
    <style:style style:name="P90" style:family="paragraph" style:parent-style-name="Text_20_body">
      <style:paragraph-properties fo:text-align="start" style:justify-single-word="false"/>
      <style:text-properties officeooo:rsid="0017c07c" officeooo:paragraph-rsid="0023d4a1"/>
    </style:style>
    <style:style style:name="P91" style:family="paragraph" style:parent-style-name="Text_20_body">
      <style:paragraph-properties fo:text-align="start" style:justify-single-word="false"/>
      <style:text-properties officeooo:rsid="0017c07c" officeooo:paragraph-rsid="0028256b"/>
    </style:style>
    <style:style style:name="P92" style:family="paragraph" style:parent-style-name="Text_20_body">
      <style:paragraph-properties fo:text-align="start" style:justify-single-word="false"/>
      <style:text-properties officeooo:rsid="0017c07c" officeooo:paragraph-rsid="0029161a"/>
    </style:style>
    <style:style style:name="P93" style:family="paragraph" style:parent-style-name="Text_20_body">
      <style:paragraph-properties fo:text-align="start" style:justify-single-word="false"/>
      <style:text-properties officeooo:rsid="0017c07c" officeooo:paragraph-rsid="002a0455"/>
    </style:style>
    <style:style style:name="P94" style:family="paragraph" style:parent-style-name="Text_20_body">
      <style:paragraph-properties fo:text-align="start" style:justify-single-word="false"/>
      <style:text-properties officeooo:rsid="0017c07c" officeooo:paragraph-rsid="002c3543"/>
    </style:style>
    <style:style style:name="P95" style:family="paragraph" style:parent-style-name="Text_20_body">
      <style:paragraph-properties fo:text-align="start" style:justify-single-word="false"/>
      <style:text-properties officeooo:rsid="0017c07c" officeooo:paragraph-rsid="002ca7d1"/>
    </style:style>
    <style:style style:name="P96" style:family="paragraph" style:parent-style-name="Text_20_body">
      <style:paragraph-properties fo:text-align="start" style:justify-single-word="false"/>
      <style:text-properties officeooo:rsid="0017c07c" officeooo:paragraph-rsid="002d6d91"/>
    </style:style>
    <style:style style:name="P97" style:family="paragraph" style:parent-style-name="Text_20_body">
      <style:paragraph-properties fo:text-align="start" style:justify-single-word="false"/>
      <style:text-properties officeooo:rsid="0017c07c" officeooo:paragraph-rsid="002f2df5"/>
    </style:style>
    <style:style style:name="P98" style:family="paragraph" style:parent-style-name="Text_20_body">
      <style:paragraph-properties fo:text-align="start" style:justify-single-word="false"/>
      <style:text-properties officeooo:rsid="0017c07c" officeooo:paragraph-rsid="0030f13b"/>
    </style:style>
    <style:style style:name="P99" style:family="paragraph" style:parent-style-name="Text_20_body">
      <style:paragraph-properties fo:text-align="start" style:justify-single-word="false"/>
      <style:text-properties officeooo:rsid="0017c07c" officeooo:paragraph-rsid="0033b98b"/>
    </style:style>
    <style:style style:name="P100" style:family="paragraph" style:parent-style-name="Text_20_body">
      <style:paragraph-properties fo:text-align="start" style:justify-single-word="false"/>
      <style:text-properties officeooo:rsid="0017c07c" officeooo:paragraph-rsid="00372060"/>
    </style:style>
    <style:style style:name="P101" style:family="paragraph" style:parent-style-name="Text_20_body">
      <style:paragraph-properties fo:text-align="start" style:justify-single-word="false"/>
      <style:text-properties officeooo:rsid="0017c07c" officeooo:paragraph-rsid="0038dada"/>
    </style:style>
    <style:style style:name="P102" style:family="paragraph" style:parent-style-name="Text_20_body">
      <style:paragraph-properties fo:text-align="start" style:justify-single-word="false"/>
      <style:text-properties officeooo:rsid="0017c07c" officeooo:paragraph-rsid="0038f998"/>
    </style:style>
    <style:style style:name="P103" style:family="paragraph" style:parent-style-name="Text_20_body">
      <style:paragraph-properties fo:text-align="start" style:justify-single-word="false"/>
      <style:text-properties officeooo:rsid="0017c07c" officeooo:paragraph-rsid="003a4a95"/>
    </style:style>
    <style:style style:name="P104" style:family="paragraph" style:parent-style-name="Text_20_body">
      <style:text-properties officeooo:rsid="001c4bd5" officeooo:paragraph-rsid="001c4bd5"/>
    </style:style>
    <style:style style:name="P105" style:family="paragraph" style:parent-style-name="Text_20_body">
      <style:text-properties officeooo:rsid="001cd94a" officeooo:paragraph-rsid="001e656a"/>
    </style:style>
    <style:style style:name="P106" style:family="paragraph" style:parent-style-name="Text_20_body">
      <style:text-properties officeooo:rsid="001e656a" officeooo:paragraph-rsid="001e656a"/>
    </style:style>
    <style:style style:name="P107" style:family="paragraph" style:parent-style-name="Text_20_body">
      <style:text-properties officeooo:rsid="001e656a" officeooo:paragraph-rsid="0028256b"/>
    </style:style>
    <style:style style:name="P108" style:family="paragraph" style:parent-style-name="Text_20_body">
      <style:paragraph-properties fo:text-align="start" style:justify-single-word="false"/>
      <style:text-properties officeooo:rsid="0023d4a1" officeooo:paragraph-rsid="0023d4a1"/>
    </style:style>
    <style:style style:name="P109" style:family="paragraph" style:parent-style-name="Text_20_body">
      <style:paragraph-properties fo:text-align="start" style:justify-single-word="false"/>
      <style:text-properties officeooo:rsid="0025c5de" officeooo:paragraph-rsid="0025c5de"/>
    </style:style>
    <style:style style:name="P110" style:family="paragraph" style:parent-style-name="Text_20_body">
      <style:paragraph-properties fo:text-align="start" style:justify-single-word="false"/>
      <style:text-properties officeooo:rsid="0025c5de" officeooo:paragraph-rsid="0029161a"/>
    </style:style>
    <style:style style:name="P111" style:family="paragraph" style:parent-style-name="Text_20_body">
      <style:paragraph-properties fo:text-align="start" style:justify-single-word="false"/>
      <style:text-properties officeooo:rsid="0025c5de" officeooo:paragraph-rsid="002c3543"/>
    </style:style>
    <style:style style:name="P112" style:family="paragraph" style:parent-style-name="Text_20_body">
      <style:paragraph-properties fo:text-align="start" style:justify-single-word="false"/>
      <style:text-properties officeooo:rsid="0025c5de" officeooo:paragraph-rsid="002d6d91"/>
    </style:style>
    <style:style style:name="P113" style:family="paragraph" style:parent-style-name="Text_20_body">
      <style:paragraph-properties fo:text-align="start" style:justify-single-word="false"/>
      <style:text-properties officeooo:rsid="0025c5de" officeooo:paragraph-rsid="002f2df5"/>
    </style:style>
    <style:style style:name="P114" style:family="paragraph" style:parent-style-name="Text_20_body">
      <style:paragraph-properties fo:text-align="start" style:justify-single-word="false"/>
      <style:text-properties officeooo:rsid="0025c5de" officeooo:paragraph-rsid="0030f13b"/>
    </style:style>
    <style:style style:name="P115" style:family="paragraph" style:parent-style-name="Text_20_body">
      <style:paragraph-properties fo:text-align="start" style:justify-single-word="false"/>
      <style:text-properties officeooo:rsid="002c3543" officeooo:paragraph-rsid="002c3543"/>
    </style:style>
    <style:style style:name="P116" style:family="paragraph" style:parent-style-name="Text_20_body">
      <style:paragraph-properties fo:text-align="start" style:justify-single-word="false"/>
      <style:text-properties officeooo:rsid="002d6d91" officeooo:paragraph-rsid="002f2df5"/>
    </style:style>
    <style:style style:name="P117" style:family="paragraph" style:parent-style-name="Text_20_body">
      <style:paragraph-properties fo:text-align="start" style:justify-single-word="false"/>
      <style:text-properties officeooo:rsid="0030f13b" officeooo:paragraph-rsid="0030f13b"/>
    </style:style>
    <style:style style:name="P118" style:family="paragraph" style:parent-style-name="Text_20_body">
      <style:paragraph-properties fo:text-align="start" style:justify-single-word="false"/>
      <style:text-properties officeooo:rsid="002f2df5" officeooo:paragraph-rsid="002f2df5"/>
    </style:style>
    <style:style style:name="P119" style:family="paragraph" style:parent-style-name="Text_20_body">
      <style:paragraph-properties fo:text-align="start" style:justify-single-word="false"/>
      <style:text-properties officeooo:rsid="0032bd1f" officeooo:paragraph-rsid="0032bd1f"/>
    </style:style>
    <style:style style:name="P120" style:family="paragraph" style:parent-style-name="Text_20_body">
      <style:paragraph-properties fo:text-align="start" style:justify-single-word="false"/>
      <style:text-properties officeooo:rsid="00351a67" officeooo:paragraph-rsid="00351a67"/>
    </style:style>
    <style:style style:name="P121" style:family="paragraph" style:parent-style-name="Standard">
      <style:paragraph-properties fo:text-align="start" style:justify-single-word="false"/>
      <style:text-properties officeooo:rsid="00351a67" officeooo:paragraph-rsid="003cf88b"/>
    </style:style>
    <style:style style:name="P122" style:family="paragraph" style:parent-style-name="Standard">
      <style:paragraph-properties fo:text-align="start" style:justify-single-word="false"/>
      <style:text-properties officeooo:rsid="0036ffe6" officeooo:paragraph-rsid="0036ffe6"/>
    </style:style>
    <style:style style:name="P123" style:family="paragraph" style:parent-style-name="Standard">
      <style:paragraph-properties fo:text-align="start" style:justify-single-word="false"/>
      <style:text-properties officeooo:rsid="0036ffe6" officeooo:paragraph-rsid="00372060"/>
    </style:style>
    <style:style style:name="P124" style:family="paragraph" style:parent-style-name="Text_20_body">
      <style:paragraph-properties fo:text-align="start" style:justify-single-word="false"/>
      <style:text-properties officeooo:rsid="0036ffe6" officeooo:paragraph-rsid="00372060"/>
    </style:style>
    <style:style style:name="P125" style:family="paragraph" style:parent-style-name="Text_20_body">
      <style:paragraph-properties fo:text-align="start" style:justify-single-word="false"/>
      <style:text-properties officeooo:rsid="0038dada" officeooo:paragraph-rsid="0038dada"/>
    </style:style>
    <style:style style:name="P126" style:family="paragraph" style:parent-style-name="Text_20_body">
      <style:paragraph-properties fo:text-align="start" style:justify-single-word="false"/>
      <style:text-properties officeooo:rsid="0038dada" officeooo:paragraph-rsid="0038f998"/>
    </style:style>
    <style:style style:name="P127" style:family="paragraph" style:parent-style-name="Text_20_body">
      <style:paragraph-properties fo:text-align="start" style:justify-single-word="false"/>
      <style:text-properties officeooo:rsid="003a4a95" officeooo:paragraph-rsid="003a4a95"/>
    </style:style>
    <style:style style:name="P128" style:family="paragraph" style:parent-style-name="Text_20_body">
      <style:paragraph-properties fo:text-align="start" style:justify-single-word="false"/>
      <style:text-properties officeooo:rsid="003c76ef" officeooo:paragraph-rsid="003c76ef"/>
    </style:style>
    <style:style style:name="P129" style:family="paragraph" style:parent-style-name="Text_20_body">
      <style:paragraph-properties fo:text-align="start" style:justify-single-word="false"/>
      <style:text-properties officeooo:rsid="003c76ef" officeooo:paragraph-rsid="003cf88b"/>
    </style:style>
    <style:style style:name="P130" style:family="paragraph" style:parent-style-name="Text_20_body">
      <style:paragraph-properties fo:text-align="start" style:justify-single-word="false"/>
      <style:text-properties officeooo:rsid="003cf88b" officeooo:paragraph-rsid="003cf88b"/>
    </style:style>
    <style:style style:name="P131" style:family="paragraph" style:parent-style-name="Text_20_body">
      <style:paragraph-properties fo:text-align="start" style:justify-single-word="false"/>
      <style:text-properties officeooo:rsid="003df0eb" officeooo:paragraph-rsid="003df0eb"/>
    </style:style>
    <style:style style:name="P132" style:family="paragraph" style:parent-style-name="Text_20_body">
      <style:paragraph-properties fo:text-align="start" style:justify-single-word="false"/>
      <style:text-properties officeooo:rsid="003fd92c" officeooo:paragraph-rsid="003fd92c"/>
    </style:style>
    <style:style style:name="P133" style:family="paragraph" style:parent-style-name="Text_20_body">
      <style:paragraph-properties fo:text-align="start" style:justify-single-word="false"/>
      <style:text-properties officeooo:rsid="003fd92c" officeooo:paragraph-rsid="0040c19a"/>
    </style:style>
    <style:style style:name="P13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089f" officeooo:paragraph-rsid="004110c8"/>
    </style:style>
    <style:style style:name="P135" style:family="paragraph" style:parent-style-name="Heading_20_1">
      <style:paragraph-properties fo:text-align="center" style:justify-single-word="false"/>
    </style:style>
    <style:style style:name="P136" style:family="paragraph" style:parent-style-name="Heading_20_1">
      <style:text-properties officeooo:paragraph-rsid="003cf88b"/>
    </style:style>
    <style:style style:name="P137" style:family="paragraph" style:parent-style-name="Heading_20_2">
      <style:text-properties officeooo:paragraph-rsid="00119e50"/>
    </style:style>
    <style:style style:name="P138" style:family="paragraph" style:parent-style-name="Heading_20_2">
      <style:text-properties officeooo:paragraph-rsid="0014b492"/>
    </style:style>
    <style:style style:name="P139" style:family="paragraph" style:parent-style-name="Heading_20_2">
      <style:text-properties officeooo:paragraph-rsid="0025c5de"/>
    </style:style>
    <style:style style:name="P140" style:family="paragraph" style:parent-style-name="Heading_20_2">
      <style:paragraph-properties fo:text-align="start" style:justify-single-word="false"/>
      <style:text-properties officeooo:paragraph-rsid="0026f64e"/>
    </style:style>
    <style:style style:name="P141" style:family="paragraph" style:parent-style-name="Heading_20_2">
      <style:paragraph-properties fo:text-align="start" style:justify-single-word="false"/>
      <style:text-properties officeooo:paragraph-rsid="002757ad"/>
    </style:style>
    <style:style style:name="P142" style:family="paragraph" style:parent-style-name="Heading_20_2">
      <style:paragraph-properties fo:text-align="start" style:justify-single-word="false"/>
      <style:text-properties officeooo:rsid="0017089f" officeooo:paragraph-rsid="00372060"/>
    </style:style>
    <style:style style:name="P143" style:family="paragraph" style:parent-style-name="Heading_20_2">
      <style:text-properties officeooo:paragraph-rsid="003c76ef"/>
    </style:style>
    <style:style style:name="P144" style:family="paragraph" style:parent-style-name="Heading_20_2">
      <style:text-properties officeooo:paragraph-rsid="0044d14b"/>
    </style:style>
    <style:style style:name="P14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7c07c" officeooo:paragraph-rsid="00372060"/>
    </style:style>
    <style:style style:name="P14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c76ef" officeooo:paragraph-rsid="003cf88b"/>
    </style:style>
    <style:style style:name="P14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c76ef" officeooo:paragraph-rsid="003c76ef"/>
    </style:style>
    <style:style style:name="P14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cf88b" officeooo:paragraph-rsid="003cf88b"/>
    </style:style>
    <style:style style:name="P14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6ffe6" officeooo:paragraph-rsid="003c1abd"/>
    </style:style>
    <style:style style:name="P15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6ffe6" officeooo:paragraph-rsid="003c48f2"/>
    </style:style>
    <style:style style:name="P151"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c48f2" officeooo:paragraph-rsid="003c48f2"/>
    </style:style>
    <style:style style:name="P152"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c48f2" officeooo:paragraph-rsid="003c76ef"/>
    </style:style>
    <style:style style:name="P15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a4a95" officeooo:paragraph-rsid="003a4a95"/>
    </style:style>
    <style:style style:name="P15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b42bc" officeooo:paragraph-rsid="003b42bc"/>
    </style:style>
    <style:style style:name="P15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3b5258" officeooo:paragraph-rsid="003b5258"/>
    </style:style>
    <style:style style:name="P15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40c19a" officeooo:paragraph-rsid="0040c19a"/>
    </style:style>
    <style:style style:name="P15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40c19a" officeooo:paragraph-rsid="003fd92c"/>
    </style:style>
    <style:style style:name="P15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fb5af" officeooo:paragraph-rsid="0040c19a"/>
    </style:style>
    <style:style style:name="P15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fb5af" officeooo:paragraph-rsid="003cf88b"/>
    </style:style>
    <style:style style:name="P16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fb5af" officeooo:paragraph-rsid="0044d14b"/>
    </style:style>
    <style:style style:name="P161"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4110c8" officeooo:paragraph-rsid="004110c8"/>
    </style:style>
    <style:style style:name="P162"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4110c8"/>
    </style:style>
    <style:style style:name="P16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d74c" officeooo:paragraph-rsid="0042eecb"/>
    </style:style>
    <style:style style:name="P164" style:family="paragraph" style:parent-style-name="Text_20_body">
      <style:paragraph-properties fo:text-align="start" style:justify-single-word="false"/>
      <style:text-properties officeooo:paragraph-rsid="0042eecb"/>
    </style:style>
    <style:style style:name="P165" style:family="paragraph" style:parent-style-name="Text_20_body">
      <style:paragraph-properties fo:text-align="start" style:justify-single-word="false"/>
      <style:text-properties officeooo:paragraph-rsid="0044d14b"/>
    </style:style>
    <style:style style:name="P166" style:family="paragraph" style:parent-style-name="Text_20_body">
      <style:paragraph-properties fo:text-align="start" style:justify-single-word="false"/>
      <style:text-properties officeooo:rsid="0042eecb" officeooo:paragraph-rsid="0042eecb"/>
    </style:style>
    <style:style style:name="T1" style:family="text">
      <style:text-properties officeooo:rsid="000bd74c"/>
    </style:style>
    <style:style style:name="T2" style:family="text">
      <style:text-properties fo:font-variant="normal" fo:text-transform="none" fo:color="#000000" loext:opacity="100%" style:font-name="Liberation Serif" fo:font-size="12pt" fo:letter-spacing="normal" fo:font-style="normal" fo:font-weight="normal"/>
    </style:style>
    <style:style style:name="T3" style:family="text">
      <style:text-properties fo:font-variant="normal" fo:text-transform="none" fo:color="#000000" loext:opacity="100%" style:font-name="Liberation Serif" fo:font-size="12pt" fo:letter-spacing="normal" fo:font-style="normal" fo:font-weight="normal" officeooo:rsid="000bd74c"/>
    </style:style>
    <style:style style:name="T4" style:family="text">
      <style:text-properties fo:font-variant="normal" fo:text-transform="none" fo:color="#000000" loext:opacity="100%" style:font-name="Liberation Serif" fo:font-size="12pt" fo:letter-spacing="normal" fo:font-style="normal" fo:font-weight="normal" officeooo:rsid="000f67eb"/>
    </style:style>
    <style:style style:name="T5" style:family="text">
      <style:text-properties fo:font-variant="normal" fo:text-transform="none" fo:color="#000000" loext:opacity="100%" style:font-name="Liberation Serif" fo:font-size="12pt" fo:letter-spacing="normal" fo:font-style="normal" fo:font-weight="normal" officeooo:rsid="00119e50"/>
    </style:style>
    <style:style style:name="T6" style:family="text">
      <style:text-properties fo:font-variant="normal" fo:text-transform="none" fo:color="#000000" loext:opacity="100%" style:font-name="Liberation Serif" fo:font-size="12pt" fo:letter-spacing="normal" fo:font-style="normal" fo:font-weight="normal" officeooo:rsid="0012fbaf"/>
    </style:style>
    <style:style style:name="T7" style:family="text">
      <style:text-properties fo:font-variant="normal" fo:text-transform="none" fo:color="#000000" loext:opacity="100%" style:font-name="Liberation Serif" fo:font-size="12pt" fo:letter-spacing="normal" fo:font-style="normal" fo:font-weight="normal" officeooo:rsid="0014b492"/>
    </style:style>
    <style:style style:name="T8" style:family="text">
      <style:text-properties fo:font-variant="normal" fo:text-transform="none" fo:color="#000000" loext:opacity="100%" style:font-name="Liberation Serif" fo:font-size="12pt" fo:letter-spacing="normal" fo:font-style="normal" fo:font-weight="normal" officeooo:rsid="0016a471"/>
    </style:style>
    <style:style style:name="T9" style:family="text">
      <style:text-properties fo:font-variant="normal" fo:text-transform="none" fo:color="#000000" loext:opacity="100%" style:font-name="Liberation Serif" fo:font-size="12pt" fo:letter-spacing="normal" fo:font-style="normal" fo:font-weight="normal" officeooo:rsid="0023d4a1"/>
    </style:style>
    <style:style style:name="T10" style:family="text">
      <style:text-properties fo:font-variant="normal" fo:text-transform="none" fo:color="#000000" loext:opacity="100%" style:font-name="Liberation Serif" fo:font-size="12pt" fo:letter-spacing="normal" fo:font-style="normal" fo:font-weight="normal" officeooo:rsid="0025c5de"/>
    </style:style>
    <style:style style:name="T11" style:family="text">
      <style:text-properties fo:font-variant="normal" fo:text-transform="none" fo:color="#000000" loext:opacity="100%" style:font-name="Liberation Serif" fo:font-size="12pt" fo:letter-spacing="normal" fo:font-style="normal" fo:font-weight="normal" officeooo:rsid="0028256b"/>
    </style:style>
    <style:style style:name="T12" style:family="text">
      <style:text-properties fo:font-variant="normal" fo:text-transform="none" fo:color="#000000" loext:opacity="100%" style:font-name="Liberation Serif" fo:font-size="12pt" fo:letter-spacing="normal" fo:font-style="normal" fo:font-weight="normal" officeooo:rsid="0029161a"/>
    </style:style>
    <style:style style:name="T13" style:family="text">
      <style:text-properties fo:font-variant="normal" fo:text-transform="none" fo:color="#000000" loext:opacity="100%" style:font-name="Liberation Serif" fo:font-size="12pt" fo:letter-spacing="normal" fo:font-style="normal" fo:font-weight="normal" officeooo:rsid="002a0455"/>
    </style:style>
    <style:style style:name="T14" style:family="text">
      <style:text-properties fo:font-variant="normal" fo:text-transform="none" fo:color="#000000" loext:opacity="100%" style:font-name="Liberation Serif" fo:font-size="12pt" fo:letter-spacing="normal" fo:font-style="normal" fo:font-weight="normal" officeooo:rsid="002b94c8"/>
    </style:style>
    <style:style style:name="T15" style:family="text">
      <style:text-properties fo:font-variant="normal" fo:text-transform="none" fo:color="#000000" loext:opacity="100%" style:font-name="Liberation Serif" fo:font-size="12pt" fo:letter-spacing="normal" fo:font-style="normal" fo:font-weight="normal" officeooo:rsid="002c3543"/>
    </style:style>
    <style:style style:name="T16" style:family="text">
      <style:text-properties fo:font-variant="normal" fo:text-transform="none" fo:color="#000000" loext:opacity="100%" style:font-name="Liberation Serif" fo:font-size="12pt" fo:letter-spacing="normal" fo:font-style="normal" fo:font-weight="normal" officeooo:rsid="002ca7d1"/>
    </style:style>
    <style:style style:name="T17" style:family="text">
      <style:text-properties fo:font-variant="normal" fo:text-transform="none" fo:color="#000000" loext:opacity="100%" style:font-name="Liberation Serif" fo:font-size="12pt" fo:letter-spacing="normal" fo:font-style="normal" fo:font-weight="normal" officeooo:rsid="002d6d91"/>
    </style:style>
    <style:style style:name="T18" style:family="text">
      <style:text-properties fo:font-variant="normal" fo:text-transform="none" fo:color="#000000" loext:opacity="100%" style:font-name="Liberation Serif" fo:font-size="12pt" fo:letter-spacing="normal" fo:font-style="normal" fo:font-weight="normal" officeooo:rsid="002f2df5"/>
    </style:style>
    <style:style style:name="T19" style:family="text">
      <style:text-properties fo:font-variant="normal" fo:text-transform="none" fo:color="#000000" loext:opacity="100%" style:font-name="Liberation Serif" fo:font-size="12pt" fo:letter-spacing="normal" fo:font-style="normal" fo:font-weight="normal" officeooo:rsid="0030f13b"/>
    </style:style>
    <style:style style:name="T20" style:family="text">
      <style:text-properties fo:font-variant="normal" fo:text-transform="none" fo:color="#000000" loext:opacity="100%" style:font-name="Liberation Serif" fo:font-size="12pt" fo:letter-spacing="normal" fo:font-style="normal" fo:font-weight="normal" officeooo:rsid="0033b98b"/>
    </style:style>
    <style:style style:name="T21" style:family="text">
      <style:text-properties fo:font-variant="normal" fo:text-transform="none" fo:color="#000000" loext:opacity="100%" style:font-name="Liberation Serif" fo:font-size="12pt" fo:letter-spacing="normal" fo:font-style="normal" fo:font-weight="normal" officeooo:rsid="00351a67"/>
    </style:style>
    <style:style style:name="T22" style:family="text">
      <style:text-properties fo:font-variant="normal" fo:text-transform="none" fo:color="#000000" loext:opacity="100%" style:font-name="Liberation Serif" fo:font-size="12pt" fo:letter-spacing="normal" fo:font-style="normal" fo:font-weight="normal" officeooo:rsid="0036ffe6"/>
    </style:style>
    <style:style style:name="T23" style:family="text">
      <style:text-properties fo:font-variant="normal" fo:text-transform="none" fo:color="#000000" loext:opacity="100%" style:font-name="Liberation Serif" fo:font-size="12pt" fo:letter-spacing="normal" fo:font-style="normal" fo:font-weight="normal" officeooo:rsid="00372060"/>
    </style:style>
    <style:style style:name="T24" style:family="text">
      <style:text-properties fo:font-variant="normal" fo:text-transform="none" fo:color="#000000" loext:opacity="100%" style:font-name="Liberation Serif" fo:font-size="12pt" fo:letter-spacing="normal" fo:font-style="normal" fo:font-weight="normal" officeooo:rsid="0037359d"/>
    </style:style>
    <style:style style:name="T25" style:family="text">
      <style:text-properties fo:font-variant="normal" fo:text-transform="none" fo:color="#000000" loext:opacity="100%" style:font-name="Liberation Serif" fo:font-size="12pt" fo:letter-spacing="normal" fo:font-style="normal" fo:font-weight="normal" officeooo:rsid="0038dada"/>
    </style:style>
    <style:style style:name="T26" style:family="text">
      <style:text-properties fo:font-variant="normal" fo:text-transform="none" fo:color="#000000" loext:opacity="100%" style:font-name="Liberation Serif" fo:font-size="12pt" fo:letter-spacing="normal" fo:font-style="normal" fo:font-weight="normal" officeooo:rsid="0038f998"/>
    </style:style>
    <style:style style:name="T27" style:family="text">
      <style:text-properties fo:font-variant="normal" fo:text-transform="none" fo:color="#000000" loext:opacity="100%" style:font-name="Liberation Serif" fo:font-size="12pt" fo:letter-spacing="normal" fo:font-style="normal" fo:font-weight="normal" officeooo:rsid="003a4a95"/>
    </style:style>
    <style:style style:name="T28" style:family="text">
      <style:text-properties fo:font-variant="normal" fo:text-transform="none" fo:color="#000000" loext:opacity="100%" style:font-name="Liberation Serif" fo:font-size="12pt" fo:letter-spacing="normal" fo:font-style="normal" fo:font-weight="normal" officeooo:rsid="003b42bc"/>
    </style:style>
    <style:style style:name="T29" style:family="text">
      <style:text-properties fo:font-variant="normal" fo:text-transform="none" fo:color="#000000" loext:opacity="100%" style:font-name="Liberation Serif" fo:font-size="12pt" fo:letter-spacing="normal" fo:font-style="normal" fo:font-weight="normal" officeooo:rsid="003b5258"/>
    </style:style>
    <style:style style:name="T30" style:family="text">
      <style:text-properties fo:font-variant="normal" fo:text-transform="none" fo:color="#000000" loext:opacity="100%" style:font-name="Liberation Serif" fo:font-size="12pt" fo:letter-spacing="normal" fo:font-style="normal" fo:font-weight="normal" officeooo:rsid="0017c07c"/>
    </style:style>
    <style:style style:name="T31" style:family="text">
      <style:text-properties fo:font-variant="normal" fo:text-transform="none" fo:color="#000000" loext:opacity="100%" style:font-name="Liberation Serif" fo:font-size="12pt" fo:letter-spacing="normal" fo:font-style="normal" fo:font-weight="normal" officeooo:rsid="003c1abd"/>
    </style:style>
    <style:style style:name="T32" style:family="text">
      <style:text-properties fo:font-variant="normal" fo:text-transform="none" fo:color="#000000" loext:opacity="100%" style:font-name="Liberation Serif" fo:font-size="12pt" fo:letter-spacing="normal" fo:font-style="normal" fo:font-weight="normal" officeooo:rsid="003c48f2"/>
    </style:style>
    <style:style style:name="T33" style:family="text">
      <style:text-properties fo:font-variant="normal" fo:text-transform="none" fo:color="#000000" loext:opacity="100%" style:font-name="Liberation Serif" fo:font-size="12pt" fo:letter-spacing="normal" fo:font-style="normal" fo:font-weight="normal" officeooo:rsid="003c76ef"/>
    </style:style>
    <style:style style:name="T34" style:family="text">
      <style:text-properties fo:font-variant="normal" fo:text-transform="none" fo:color="#000000" loext:opacity="100%" style:font-name="Liberation Serif" fo:font-size="12pt" fo:letter-spacing="normal" fo:font-style="normal" fo:font-weight="normal" officeooo:rsid="003cf88b"/>
    </style:style>
    <style:style style:name="T35" style:family="text">
      <style:text-properties fo:font-variant="normal" fo:text-transform="none" fo:color="#000000" loext:opacity="100%" style:font-name="Liberation Serif" fo:font-size="12pt" fo:letter-spacing="normal" fo:font-style="normal" fo:font-weight="normal" officeooo:rsid="003df0eb"/>
    </style:style>
    <style:style style:name="T36" style:family="text">
      <style:text-properties fo:font-variant="normal" fo:text-transform="none" fo:color="#000000" loext:opacity="100%" style:font-name="Liberation Serif" fo:font-size="12pt" fo:letter-spacing="normal" fo:font-style="normal" fo:font-weight="normal" officeooo:rsid="003fd92c"/>
    </style:style>
    <style:style style:name="T37" style:family="text">
      <style:text-properties fo:font-variant="normal" fo:text-transform="none" fo:color="#000000" loext:opacity="100%" style:font-name="Liberation Serif" fo:font-size="12pt" fo:letter-spacing="normal" fo:font-style="normal" fo:font-weight="normal" officeooo:rsid="0040c19a"/>
    </style:style>
    <style:style style:name="T38" style:family="text">
      <style:text-properties fo:font-variant="normal" fo:text-transform="none" fo:color="#000000" loext:opacity="100%" style:font-name="Liberation Serif" fo:font-size="12pt" fo:letter-spacing="normal" fo:font-style="normal" fo:font-weight="normal" officeooo:rsid="004110c8"/>
    </style:style>
    <style:style style:name="T39" style:family="text">
      <style:text-properties fo:font-variant="normal" fo:text-transform="none" fo:color="#000000" loext:opacity="100%" style:font-name="Liberation Serif" fo:font-size="12pt" fo:letter-spacing="normal" fo:font-style="normal" fo:font-weight="normal" officeooo:rsid="0042eecb"/>
    </style:style>
    <style:style style:name="T40" style:family="text">
      <style:text-properties fo:font-variant="normal" fo:text-transform="none" fo:color="#000000" loext:opacity="100%" style:font-name="Liberation Serif" fo:font-size="12pt" fo:letter-spacing="normal" fo:font-style="normal" fo:font-weight="normal" officeooo:rsid="0044d14b"/>
    </style:style>
    <style:style style:name="T41" style:family="text">
      <style:text-properties fo:color="#000000" loext:opacity="100%" style:font-name="Liberation Serif" officeooo:rsid="000bd74c"/>
    </style:style>
    <style:style style:name="T42" style:family="text">
      <style:text-properties officeooo:rsid="001191f8"/>
    </style:style>
    <style:style style:name="T43" style:family="text">
      <style:text-properties officeooo:rsid="00119e50"/>
    </style:style>
    <style:style style:name="T44" style:family="text">
      <style:text-properties officeooo:rsid="0014b492"/>
    </style:style>
    <style:style style:name="T45" style:family="text">
      <style:text-properties officeooo:rsid="0017089f"/>
    </style:style>
    <style:style style:name="T46" style:family="text">
      <style:text-properties officeooo:rsid="0017c07c"/>
    </style:style>
    <style:style style:name="T47" style:family="text">
      <style:text-properties officeooo:rsid="001857e6"/>
    </style:style>
    <style:style style:name="T48" style:family="text">
      <style:text-properties officeooo:rsid="001a2382"/>
    </style:style>
    <style:style style:name="T49" style:family="text">
      <style:text-properties officeooo:rsid="001a298c"/>
    </style:style>
    <style:style style:name="T50" style:family="text">
      <style:text-properties officeooo:rsid="001b9520"/>
    </style:style>
    <style:style style:name="T51" style:family="text">
      <style:text-properties officeooo:rsid="001c4bd5"/>
    </style:style>
    <style:style style:name="T52" style:family="text">
      <style:text-properties officeooo:rsid="001cd94a"/>
    </style:style>
    <style:style style:name="T53" style:family="text">
      <style:text-properties officeooo:rsid="001e656a"/>
    </style:style>
    <style:style style:name="T54" style:family="text">
      <style:text-properties officeooo:rsid="001f6875"/>
    </style:style>
    <style:style style:name="T55" style:family="text">
      <style:text-properties officeooo:rsid="002024ec"/>
    </style:style>
    <style:style style:name="T56" style:family="text">
      <style:text-properties officeooo:rsid="0021abe4"/>
    </style:style>
    <style:style style:name="T57" style:family="text">
      <style:text-properties officeooo:rsid="0021f96c"/>
    </style:style>
    <style:style style:name="T58" style:family="text">
      <style:text-properties officeooo:rsid="0022a8cb"/>
    </style:style>
    <style:style style:name="T59" style:family="text">
      <style:text-properties officeooo:rsid="0023d4a1"/>
    </style:style>
    <style:style style:name="T60" style:family="text">
      <style:text-properties officeooo:rsid="0025c5de"/>
    </style:style>
    <style:style style:name="T61" style:family="text">
      <style:text-properties officeooo:rsid="0026f64e"/>
    </style:style>
    <style:style style:name="T62" style:family="text">
      <style:text-properties officeooo:rsid="002757ad"/>
    </style:style>
    <style:style style:name="T63" style:family="text">
      <style:text-properties officeooo:rsid="0028256b"/>
    </style:style>
    <style:style style:name="T64" style:family="text">
      <style:text-properties officeooo:rsid="0029161a"/>
    </style:style>
    <style:style style:name="T65" style:family="text">
      <style:text-properties officeooo:rsid="002a0455"/>
    </style:style>
    <style:style style:name="T66" style:family="text">
      <style:text-properties officeooo:rsid="002b94c8"/>
    </style:style>
    <style:style style:name="T67" style:family="text">
      <style:text-properties officeooo:rsid="002ca7d1"/>
    </style:style>
    <style:style style:name="T68" style:family="text">
      <style:text-properties officeooo:rsid="002d6d91"/>
    </style:style>
    <style:style style:name="T69" style:family="text">
      <style:text-properties officeooo:rsid="0033b98b"/>
    </style:style>
    <style:style style:name="T70" style:family="text">
      <style:text-properties officeooo:rsid="00351a67"/>
    </style:style>
    <style:style style:name="T71" style:family="text">
      <style:text-properties officeooo:rsid="00372060"/>
    </style:style>
    <style:style style:name="T72" style:family="text">
      <style:text-properties officeooo:rsid="0037359d"/>
    </style:style>
    <style:style style:name="T73" style:family="text">
      <style:text-properties officeooo:rsid="003a419c"/>
    </style:style>
    <style:style style:name="T74" style:family="text">
      <style:text-properties officeooo:rsid="003a4a95"/>
    </style:style>
    <style:style style:name="T75" style:family="text">
      <style:text-properties officeooo:rsid="003b42bc"/>
    </style:style>
    <style:style style:name="T76" style:family="text">
      <style:text-properties officeooo:rsid="003b5258"/>
    </style:style>
    <style:style style:name="T77" style:family="text">
      <style:text-properties officeooo:rsid="003c1abd"/>
    </style:style>
    <style:style style:name="T78" style:family="text">
      <style:text-properties officeooo:rsid="003c76ef"/>
    </style:style>
    <style:style style:name="T79" style:family="text">
      <style:text-properties officeooo:rsid="003cf88b"/>
    </style:style>
    <style:style style:name="T80" style:family="text">
      <style:text-properties officeooo:rsid="003fd92c"/>
    </style:style>
    <style:style style:name="T81" style:family="text">
      <style:text-properties officeooo:rsid="0040c19a"/>
    </style:style>
    <style:style style:name="T82" style:family="text">
      <style:text-properties officeooo:rsid="004110c8"/>
    </style:style>
    <style:style style:name="T83"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84" style:family="text">
      <style:text-properties style:font-name="Liberation Sans" fo:font-size="18pt" fo:font-weight="bold" officeooo:rsid="004110c8" style:font-name-asian="Noto Sans CJK SC" style:font-size-asian="18pt" style:font-weight-asian="bold" style:font-name-complex="Lohit Devanagari1" style:font-size-complex="18pt" style:font-weight-complex="bold"/>
    </style:style>
    <style:style style:name="T85" style:family="text">
      <style:text-properties officeooo:rsid="0042eecb"/>
    </style:style>
    <style:style style:name="T86" style:family="text">
      <style:text-properties officeooo:rsid="0044d1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seudo-classes</text:p>
      <text:p text:style-name="P66"><text:span text:style-name="T1">Pseudo classe é uma palavra-chave (keyword) adicionada a seletores do css pra identificar o estado especial do elemento</text:span><text:span text:style-name="T41"> (que </text:span><text:span text:style-name="T2">especifica um estado especial do elemento selecionado</text:span><text:span text:style-name="T3">)</text:span></text:p>
      <text:p text:style-name="P2">_____________</text:p>
      <text:p text:style-name="P67"><text:span text:style-name="T3">U</text:span><text:span text:style-name="T2">ma pseudo-classe é declarada por dois pontos (:) depois do seletor e o nome da pseudo-classe (keyword / </text:span><text:span text:style-name="T4">palavra-chave</text:span><text:span text:style-name="T2">)</text:span></text:p>
      <text:p text:style-name="P39">seletor:pseudo-classe {</text:p>
      <text:p text:style-name="P39">}</text:p>
      <text:p text:style-name="P1">________________________________________________________________________________</text:p>
      <text:h text:style-name="P135" text:outline-level="1">Pseudo-classe<text:span text:style-name="T45">s</text:span> em links</text:h>
      <text:p text:style-name="P68">As pseudo-classes que são usadas em links (pra link) são:</text:p>
      <text:p text:style-name="P68">:link | :visited | :hover | :active | :focus</text:p>
      <text:p text:style-name="P3">_____________</text:p>
      <text:h text:style-name="Heading_20_2" text:outline-level="2">:link</text:h>
      <text:p text:style-name="P69">A pseudo-classe link tem a função de ficar ativada enquanto o site não for visitado, ou seja, enquanto não clicarmos sobre o link alguma configuração vai ser setada, <text:span text:style-name="T42">depois de clicarmos, essa configuração deixa de ser valida e volta pro seu estado original</text:span></text:p>
      <text:p text:style-name="P69">:link – enquanto não for visitado…</text:p>
      <text:p text:style-name="P4">_____________</text:p>
      <text:h text:style-name="Heading_20_2" text:outline-level="2">:visited</text:h>
      <text:p text:style-name="P72">A pseudo-classe visited é ativada quando o link for visitado, ou seja, quando clicarmos sobre o link, quando isso acontecer alguma configuração vai ser setada, mas enquanto não acontece, essa configuração é invalida</text:p>
      <text:p text:style-name="P72">:visited – quando for visitado…</text:p>
      <text:p text:style-name="P4">_____________</text:p>
      <text:h text:style-name="Heading_20_2" text:outline-level="2">:hover</text:h>
      <text:p text:style-name="P73">A <text:s/>pseudo-classe <text:span text:style-name="T43">hover é ativada quando o cursor estiver por cima, ou seja, quando passamos o cursor sobre o link alguma configuração vai ser setada</text:span></text:p>
      <text:p text:style-name="P72">:hover – quando o <text:span text:style-name="T43">cursor</text:span> estiver em cima…</text:p>
      <text:p text:style-name="P5">_____________</text:p>
      <text:p text:style-name="P5"/>
      <text:h text:style-name="P137" text:outline-level="2"><text:soft-page-break/>:<text:span text:style-name="T43">active</text:span></text:h>
      <text:p text:style-name="P70"><text:span text:style-name="T3">A <text:s/>pseudo-classe </text:span><text:span text:style-name="T5">active é ativada quando clicamos no link, ou seja, enquanto estamos clicando sobre o link alguma configuração é setada, depois de soltarmos o botão de click do mouse essas configurações serão invalidas, ou seja, o link vai voltar pro estado original</text:span></text:p>
      <text:p text:style-name="P74"><text:span text:style-name="T5">A </text:span><text:span text:style-name="T2">diferença entre :visited e :active é </text:span><text:span text:style-name="T6">que, no visited, quando clicamos, a configuração fica pra sempre e no active quando soltamos / paramos de pressionar, o link volta ao normal</text:span></text:p>
      <text:p text:style-name="P40">:active – quando clicar…</text:p>
      <text:p text:style-name="P6">_____________</text:p>
      <text:h text:style-name="P138" text:outline-level="2">:<text:span text:style-name="T44">focus</text:span></text:h>
      <text:p text:style-name="P71"><text:span text:style-name="T3">A <text:s/>pseudo-classe </text:span><text:span text:style-name="T7">focus é ativada quando damos foco ao link, pode ser clicando ou selecionando ele pelo tab ou por alguma outra ferramenta</text:span></text:p>
      <text:p text:style-name="P71"><text:span text:style-name="T8">O</text:span><text:span text:style-name="T7"> focus é muito semelhante ao active, a diferença é que pro </text:span><text:span text:style-name="T8">active</text:span><text:span text:style-name="T7"> ser ativado </text:span><text:span text:style-name="T8">é preciso cumprir uma única condição, o click, enquanto o focus pode ser ativado por diversas condições</text:span></text:p>
      <text:p text:style-name="P41">:focus – quando der foco…</text:p>
      <text:p text:style-name="P7">________________________________________________________________________________</text:p>
      <text:h text:style-name="P135" text:outline-level="1"><text:span text:style-name="T54">P</text:span>seudo-classe<text:span text:style-name="T45">s</text:span> em filhos</text:h>
      <text:p text:style-name="P84">As pseudo-classes que são usadas para filhos são:</text:p>
      <text:p text:style-name="P84"/>
      <text:p text:style-name="P85">:first-child | :<text:span text:style-name="T46">last-child </text:span><text:span text:style-name="T48">| :nth-child( ) </text:span><text:span text:style-name="T51">| </text:span><text:span text:style-name="T48">:nth-</text:span><text:span text:style-name="T51">last-</text:span><text:span text:style-name="T48">child( )</text:span></text:p>
      <text:p text:style-name="P8">_____________</text:p>
      <text:h text:style-name="Heading_20_2" text:outline-level="2">:<text:span text:style-name="T46">first-child</text:span></text:h>
      <text:p text:style-name="P89">A pseudo-classe first-child seleciona o primeiro elemento / filho, ou seja, o primeiro filho vai receber configurações diferentes do resto</text:p>
      <text:p text:style-name="P89">:first-child – o primeiro filho…</text:p>
      <text:p text:style-name="P8">_____________</text:p>
      <text:h text:style-name="Heading_20_2" text:outline-level="2">:<text:span text:style-name="T46">last-child</text:span></text:h>
      <text:p text:style-name="P30">A pseudo-classe last-child seleciona o ultimo elemento / filho, ou seja, o <text:span text:style-name="T47">ultimo</text:span> filho vai receber configurações diferentes do resto</text:p>
      <text:p text:style-name="P30">:<text:span text:style-name="T47">last</text:span>-child – o <text:span text:style-name="T47">ultimo</text:span> filho…</text:p>
      <text:p text:style-name="P9">_____________</text:p>
      <text:h text:style-name="Heading_20_2" text:outline-level="2"><text:soft-page-break/>:nth-child<text:span text:style-name="T48">( )</text:span></text:h>
      <text:p text:style-name="P31">A pseudo-classe <text:span text:style-name="T48">:nth-child( )</text:span> <text:span text:style-name="T49">tem a função de </text:span>seleciona<text:span text:style-name="T49">r algum elemento / filho, ou seja, basta colocar o posicionamento do filho entre os parênteses ex: se você quiser selecionar o quarto filho basta botar o numero 4:</text:span></text:p>
      <text:p text:style-name="P42"><text:line-break/>seletor:nth-child(4) {</text:p>
      <text:p text:style-name="P42">}</text:p>
      <text:p text:style-name="P42">______</text:p>
      <text:p text:style-name="P47">Tambem podemos colocar o valor even (par) ou odd (impar), que significa que todos os pares ou todos os impares serão selecionados e irão ganhar uma configuração extra sobrepondo a original</text:p>
      <text:p text:style-name="P29"><text:span text:style-name="T49">seletor:nth-child(</text:span><text:span text:style-name="T50">odd</text:span><text:span text:style-name="T49">) { </text:span><text:span text:style-name="T50">apenas os elementos com posicionamento impar serão selecionados</text:span></text:p>
      <text:p text:style-name="P43">}</text:p>
      <text:p text:style-name="P29"><text:span text:style-name="T49">seletor:nth-child(</text:span><text:span text:style-name="T50">even</text:span><text:span text:style-name="T49">) {</text:span><text:span text:style-name="T50">apenas os elementos com posicionamento par serão selecionados</text:span></text:p>
      <text:p text:style-name="P43">}</text:p>
      <text:p text:style-name="P43">______</text:p>
      <text:p text:style-name="P48">Tambem podemos colocar expressões matematicas</text:p>
      <text:p text:style-name="P35"><text:span text:style-name="T48">:nth-child( ) - </text:span><text:span text:style-name="T63">o filho na posição...</text:span></text:p>
      <text:p text:style-name="P10">_____________</text:p>
      <text:h text:style-name="Heading_20_2" text:outline-level="2"><text:span text:style-name="T48">:nth-</text:span><text:span text:style-name="T51">last-</text:span><text:span text:style-name="T48">child( )</text:span></text:h>
      <text:p text:style-name="P32">A pseudo-classe <text:span text:style-name="T48">:nth-</text:span><text:span text:style-name="T51">last-</text:span><text:span text:style-name="T48">child( )</text:span> <text:span text:style-name="T49">tem a função de </text:span>seleciona<text:span text:style-name="T49">r algum elemento / filho </text:span><text:span text:style-name="T51">exatamente igual ao nth-child, porem a ordem é de tras pra frente / de baixo pra cima ou seja, o primeiro elemento na verdade é o ultimo</text:span></text:p>
      <text:p text:style-name="P48">3 elemento</text:p>
      <text:p text:style-name="P48">2 elemento</text:p>
      <text:p text:style-name="P48">1 elemento</text:p>
      <text:p text:style-name="P32"><text:span text:style-name="T48">:nth-</text:span><text:span text:style-name="T51">last-</text:span><text:span text:style-name="T48">child(</text:span><text:span text:style-name="T51">1</text:span><text:span text:style-name="T48">) </text:span><text:span text:style-name="T51">{</text:span></text:p>
      <text:p text:style-name="P48">} </text:p>
      <text:p text:style-name="P48">quando o valor 1 é posto ele vai pegar o ultimo item, quando o 2 é posto ele pega o penultimo item e assim sucessivamente</text:p>
      <text:p text:style-name="P48">Os valores usados são o mesmo do nth-child</text:p>
      <text:p text:style-name="P36"><text:s/><text:span text:style-name="T48">:nth-</text:span><text:span text:style-name="T51">last-</text:span><text:span text:style-name="T48">child( ) - </text:span><text:span text:style-name="T63">o filho na posição...</text:span></text:p>
      <text:p text:style-name="P10">_____________</text:p>
      <text:p text:style-name="Standard"/>
      <text:p text:style-name="Standard"/>
      <text:p text:style-name="Standard"/>
      <text:p text:style-name="Standard"><text:soft-page-break/></text:p>
      <text:h text:style-name="Heading_20_2" text:outline-level="2">:<text:span text:style-name="T51">nth-off-type</text:span><text:span text:style-name="T52">( )</text:span></text:h>
      <text:p text:style-name="P104">Essa pseudo-classe funciona do mesmo jeito que o nth-child, os valores tambem são iguais</text:p>
      <text:p text:style-name="P105">A única diferença é que ele diferencia os tipos, <text:span text:style-name="T53">ou seja, ele vai selecionar os filhos de cada tipo ex:</text:span></text:p>
      <text:p text:style-name="P106">nth-off-type(2) {<text:line-break/>}</text:p>
      <text:p text:style-name="P106">se em um container tiver h1 e p ele vai pegar o segundo filho de h1 e o segundo filho de p, ao contrario do nth-child</text:p>
      <text:p text:style-name="P107">nth-off-type( ) - <text:span text:style-name="T63">o filho na posiç</text:span><text:span text:style-name="T11">ão...</text:span></text:p>
      <text:p text:style-name="P10">_____________</text:p>
      <text:h text:style-name="Heading_20_2" text:outline-level="2">:<text:span text:style-name="T51">nth-last-off-type</text:span><text:span text:style-name="T52">( )</text:span></text:h>
      <text:p text:style-name="P49">Essa pseudo-classe funciona do mesmo jeito que o nth-<text:span text:style-name="T52">last</text:span>-child, os valores tambem são iguais, <text:span text:style-name="T52">e tambem é contado ao contrario, de baixo pra cima, o ultimo elemento é o primeiro</text:span></text:p>
      <text:p text:style-name="P105">A única diferença é que ele diferencia os tipos, <text:span text:style-name="T53">ou seja, ele vai selecionar os filhos de cada tipo ex:</text:span></text:p>
      <text:p text:style-name="P106">nth-last-off-type(2) {<text:line-break/>}</text:p>
      <text:p text:style-name="P50">se em um container tiver h1 e p ele vai pegar o penultimo filho de h1 e o penultimo filho de p, ao contrario do nth-last-child</text:p>
      <text:p text:style-name="P51">nth-last-off-type( ) - <text:span text:style-name="T63">o filho na posição</text:span> </text:p>
      <text:p text:style-name="P11">________________________________________________________________________________</text:p>
      <text:h text:style-name="P135" text:outline-level="1">Pseudo-classes para formularios</text:h>
      <text:p text:style-name="P86">As pseudo-classes que são usadas para <text:span text:style-name="T56">formularios</text:span> são:</text:p>
      <text:p text:style-name="P75"/>
      <text:p text:style-name="P77">:<text:span text:style-name="T56">disabled | :</text:span><text:span text:style-name="T57">enabled | :</text:span><text:span text:style-name="T58">invalid | :valid </text:span><text:span text:style-name="T63">| :required | :</text:span><text:span text:style-name="T64">optional </text:span><text:span text:style-name="T66">| :read-only </text:span><text:span text:style-name="T67">| :read-write </text:span><text:span text:style-name="T68">| :in-range</text:span></text:p>
      <text:p text:style-name="P118">| :out-of-range | :checked</text:p>
      <text:p text:style-name="P12">_____________</text:p>
      <text:h text:style-name="Heading_20_2" text:outline-level="2">:<text:span text:style-name="T56">disabled</text:span></text:h>
      <text:p text:style-name="P90">A pseudo-classe :<text:span text:style-name="T59">disable</text:span><text:span text:style-name="T60">d</text:span><text:span text:style-name="T59"> tem a funç</text:span><text:span text:style-name="T9">ão de selecionar todos os inputs que estão desabilitados aplicando alguma configuração pra ele</text:span></text:p>
      <text:p text:style-name="P108"><text:span text:style-name="T2">pra essa pseudo-classe funcionar o input precisa estar desabilitado, quem tem essa função é a palavra disabled </text:span><text:span text:style-name="T10">que é colocada dentro do input</text:span></text:p>
      <text:p text:style-name="P54">input:disabled {<text:line-break/>}</text:p>
      <text:p text:style-name="P54"><text:soft-page-break/>&lt;input type=” <text:s/>“ <text:s/>name=” <text:s/>“ disabled &gt;</text:p>
      <text:p text:style-name="P109">basta declarar “disabled” no input, que desabilita ele, funciona como o class</text:p>
      <text:p text:style-name="P91">:<text:span text:style-name="T59">disable</text:span><text:span text:style-name="T60">d – </text:span><text:span text:style-name="T63">quando estiver desabilitado...</text:span></text:p>
      <text:p text:style-name="P13">_____________</text:p>
      <text:h text:style-name="P139" text:outline-level="2">:<text:span text:style-name="T60">enabled</text:span></text:h>
      <text:p text:style-name="P33">A pseudo-classe :<text:span text:style-name="T60">enabled</text:span><text:span text:style-name="T59"> tem a função de selecionar todos os inputs que estão </text:span><text:span text:style-name="T60">habilitados</text:span><text:span text:style-name="T59"> aplicando alguma configuração pra ele, </text:span><text:span text:style-name="T60">lembrando que</text:span><text:span text:style-name="T59"> </text:span><text:span text:style-name="T60">o padrão do input é estar habilitado</text:span></text:p>
      <text:p text:style-name="P54">essa pseudo-classe funciona quando tiver inputs desabilitados e a configuração que você quer vale apenas para aqueles que estão habilitados</text:p>
      <text:p text:style-name="P36">:<text:span text:style-name="T60">enabled – </text:span><text:span text:style-name="T63">quando estiver habilitado...</text:span></text:p>
      <text:p text:style-name="P14">_____________</text:p>
      <text:h text:style-name="P140" text:outline-level="2">:<text:span text:style-name="T61">invalid</text:span></text:h>
      <text:p text:style-name="P34">A pseudo-classe :<text:span text:style-name="T61">invalid</text:span><text:span text:style-name="T59"> </text:span><text:span text:style-name="T61">serve pra qualquer conteudo que esteja invalido, identificando quais campos foram preenchidos incorretamente e adicionando alguma configuração pra quando essa cituação ocorrer</text:span></text:p>
      <text:p text:style-name="P55"><text:span text:style-name="T62">ex: </text:span>se um campo de e-mail não for preenchido com um e-mail valido, ou se a pessoa digitar errado, ou se não for um e-mail, alguma configuração vai se aplicada</text:p>
      <text:p text:style-name="P34">:<text:span text:style-name="T61">invalid – quando </text:span><text:span text:style-name="T62">o conteudo</text:span><text:span text:style-name="T61"> estiver invalido...</text:span></text:p>
      <text:p text:style-name="P15">_____________</text:p>
      <text:h text:style-name="P141" text:outline-level="2">:<text:span text:style-name="T62">valid</text:span></text:h>
      <text:p text:style-name="P35">A pseudo-classe :<text:span text:style-name="T61">valid </text:span><text:span text:style-name="T62">serve pra qualquer conteudo que foi validado com sucesso, ou seja, estiver valido, identificando os campos que foram preenchidos corretamente e adicionando alguma configuração, ajudando o usuario a identificar os campos que estão validos</text:span></text:p>
      <text:p text:style-name="P56"><text:span text:style-name="T62">ex: </text:span>se um campo de e-mail <text:span text:style-name="T62">for preenchido com um e-mail valido, alguma configuração vai ser aplicada</text:span></text:p>
      <text:p text:style-name="P35">:<text:span text:style-name="T62">valid – quando o conteudo estiver valido...</text:span></text:p>
      <text:p text:style-name="P15"/>
      <text:p text:style-name="P15"/>
      <text:p text:style-name="P15"/>
      <text:p text:style-name="P15"/>
      <text:p text:style-name="P15"/>
      <text:p text:style-name="P15"/>
      <text:p text:style-name="P15"/>
      <text:p text:style-name="P15"><text:soft-page-break/></text:p>
      <text:p text:style-name="P15">_____________</text:p>
      <text:h text:style-name="Heading_20_2" text:outline-level="2">:<text:span text:style-name="T63">required</text:span></text:h>
      <text:p text:style-name="P37">A pseudo-classe :<text:span text:style-name="T64">required representa qualquer conteudo que esteja com o atributo required, semelhante ao disabled</text:span></text:p>
      <text:p text:style-name="P76"><text:span text:style-name="T14">o atributo required t</text:span><text:span text:style-name="T12">em a função de aplicar configurações para campos que devem ter dados validos antes de serem enviados / submetidos</text:span></text:p>
      <text:p text:style-name="P119"><text:span text:style-name="T12">r</text:span><text:span text:style-name="T2">equired significa: campo obrigatorio</text:span></text:p>
      <text:p text:style-name="P57">seletor:required {<text:line-break/>}</text:p>
      <text:p text:style-name="P110"><text:span text:style-name="T2">&lt;input type=” <text:s/>“ <text:s/>name=” <text:s/>“ </text:span><text:span text:style-name="T12">required</text:span><text:span text:style-name="T2"> &gt;</text:span></text:p>
      <text:p text:style-name="P38"><text:span text:style-name="T2">:</text:span><text:span text:style-name="T64">required – </text:span><text:span text:style-name="T66">se tiver o atributo required...</text:span></text:p>
      <text:p text:style-name="P16">_____________</text:p>
      <text:h text:style-name="Heading_20_2" text:outline-level="2"><text:span text:style-name="T63">:</text:span><text:span text:style-name="T64">optional</text:span></text:h>
      <text:p text:style-name="P92"><text:span text:style-name="T2">A pseudo-classe :</text:span><text:span text:style-name="T12">optional </text:span><text:span text:style-name="T13">seleciona qualquer elemento que não tenha o atributo required, </text:span><text:span text:style-name="T65">aplicando configuraç</text:span><text:span text:style-name="T13">ões a elementos que são opcionais</text:span></text:p>
      <text:p text:style-name="P93"><text:span text:style-name="T2">:</text:span><text:span text:style-name="T12">optional – </text:span><text:span text:style-name="T14">se for opcional...</text:span></text:p>
      <text:p text:style-name="P17">_____________</text:p>
      <text:h text:style-name="Heading_20_2" text:outline-level="2">:read-only</text:h>
      <text:p text:style-name="P94"><text:span text:style-name="T2">A pseudo-classe :</text:span><text:span text:style-name="T14">read-only </text:span><text:span text:style-name="T15">seleciona qualquer elemento que tenha o atributo readonly, permitindo fazer configurações</text:span></text:p>
      <text:p text:style-name="P58">o atributo readonly tem a função de permitir apenas a leitura, não deixando digitar nem editar, porem ainda é permitido selecionar o texto caso queira copia-lo</text:p>
      <text:p text:style-name="P58">ex:</text:p>
      <text:p text:style-name="P58">seletor:read-only {</text:p>
      <text:p text:style-name="P58">}</text:p>
      <text:p text:style-name="P111"><text:span text:style-name="T2">&lt;input type=” <text:s/>“ <text:s/>name=” <text:s/>“ </text:span><text:span text:style-name="T15">readonly</text:span><text:span text:style-name="T2"> &gt;</text:span></text:p>
      <text:p text:style-name="P115">:read-only – se tiver o atributo readonly...</text:p>
      <text:p text:style-name="P18">_____________</text:p>
      <text:h text:style-name="Heading_20_2" text:outline-level="2">:read-write</text:h>
      <text:p text:style-name="P95"><text:span text:style-name="T2">A pseudo-classe :</text:span><text:span text:style-name="T14">read-</text:span><text:span text:style-name="T16">write seleciona qualquer elemento que tenha a permissão de escrever, </text:span><text:span text:style-name="T19">editar e ler</text:span><text:span text:style-name="T16"> </text:span><text:span text:style-name="T17">(</text:span><text:span text:style-name="T16">sendo esse o padrão</text:span><text:span text:style-name="T17">)</text:span><text:span text:style-name="T16">, ou seja, todo elemento que não tenha o atributo readonly</text:span></text:p>
      <text:p text:style-name="P95"><text:soft-page-break/><text:span text:style-name="T16">read-write – se for permitido escrever...</text:span><text:span text:style-name="T14"> </text:span></text:p>
      <text:p text:style-name="P19"/>
      <text:p text:style-name="P19">_____________</text:p>
      <text:h text:style-name="Heading_20_2" text:outline-level="2">:<text:span text:style-name="T68">in-range</text:span></text:h>
      <text:p text:style-name="P96"><text:span text:style-name="T2">A pseudo-classe :</text:span><text:span text:style-name="T17">in-range seleciona elementos que estão entre os valores apresentados no atributo minimo e maximo, ou seja, </text:span><text:span text:style-name="T18">aplica algumas configurações para elementos que estão entre os dois valores apresentados</text:span></text:p>
      <text:p text:style-name="P59">seletor:in-range {<text:line-break/>}</text:p>
      <text:p text:style-name="P112"><text:span text:style-name="T2">&lt;input type=”</text:span><text:span text:style-name="T17">number</text:span><text:span text:style-name="T2">“ <text:s/></text:span><text:span text:style-name="T17">min=” <text:s/>“ <text:s/>max=” <text:s/>“</text:span><text:span text:style-name="T2">&gt;</text:span></text:p>
      <text:p text:style-name="P60">ex:</text:p>
      <text:p text:style-name="P113"><text:span text:style-name="T2">&lt;input type=”</text:span><text:span text:style-name="T17">number</text:span><text:span text:style-name="T2">“ <text:s/></text:span><text:span text:style-name="T18">value=”15” </text:span><text:span text:style-name="T17">min=”</text:span><text:span text:style-name="T18">10</text:span><text:span text:style-name="T17">“ <text:s/>max=”</text:span><text:span text:style-name="T18">20</text:span><text:span text:style-name="T17">“</text:span><text:span text:style-name="T2">&gt;</text:span></text:p>
      <text:p text:style-name="P59">:in-range – se estiver entre o minimo e maximo...</text:p>
      <text:p text:style-name="P20">_____________</text:p>
      <text:h text:style-name="Heading_20_2" text:outline-level="2">:out-of-range</text:h>
      <text:p text:style-name="P97"><text:span text:style-name="T2">A pseudo-classe :</text:span><text:span text:style-name="T18">out-of-range </text:span><text:span text:style-name="T17">seleciona elementos que </text:span><text:span text:style-name="T18">tem o valor fora dos atributos minimo e maximo, ou seja, aplica algumas configurações para elementos que não estão entre os valores minimo e maximo apresentados</text:span></text:p>
      <text:p text:style-name="P116"><text:span text:style-name="T2">seletor:</text:span><text:span text:style-name="T18">out-of-range </text:span><text:span text:style-name="T2">{<text:line-break/>}</text:span></text:p>
      <text:p text:style-name="P113"><text:span text:style-name="T2">&lt;input type=”</text:span><text:span text:style-name="T17">number</text:span><text:span text:style-name="T2">“ <text:s/></text:span><text:span text:style-name="T17">min=” <text:s/>“ <text:s/>max=” <text:s/>“</text:span><text:span text:style-name="T2">&gt;</text:span></text:p>
      <text:p text:style-name="P60">ex:</text:p>
      <text:p text:style-name="P113"><text:span text:style-name="T2">&lt;input type=”</text:span><text:span text:style-name="T17">number</text:span><text:span text:style-name="T2">“ <text:s/></text:span><text:span text:style-name="T18">value=”15” </text:span><text:span text:style-name="T17">min=”</text:span><text:span text:style-name="T18">0</text:span><text:span text:style-name="T17">“ <text:s/>max=”</text:span><text:span text:style-name="T18">10</text:span><text:span text:style-name="T17">“</text:span><text:span text:style-name="T2">&gt;</text:span></text:p>
      <text:p text:style-name="P98"><text:span text:style-name="T17">:</text:span><text:span text:style-name="T18">out-of-range</text:span><text:span text:style-name="T17"> – se estiver</text:span><text:span text:style-name="T18"> fora</text:span><text:span text:style-name="T17"> </text:span><text:span text:style-name="T18">d</text:span><text:span text:style-name="T17">o minimo e </text:span><text:span text:style-name="T18">do</text:span><text:span text:style-name="T17"> maximo…</text:span></text:p>
      <text:p text:style-name="P21">_____________</text:p>
      <text:h text:style-name="Heading_20_2" text:outline-level="2">:checked</text:h>
      <text:p text:style-name="P98"><text:span text:style-name="T2">A pseudo-classe :</text:span><text:span text:style-name="T19">checked seleciona elementos que tem o atributo checked, aplicando algumas configurações quando estiver checado (marcado), ou seja, quando a condição “marcado” for verdadeira, algumas configurações serão aplicadas</text:span></text:p>
      <text:p text:style-name="P61">seletor:checked {<text:line-break/>{</text:p>
      <text:p text:style-name="P114"><text:span text:style-name="T2">&lt;input type=”</text:span><text:span text:style-name="T19">checkbox</text:span><text:span text:style-name="T2">“ <text:s/></text:span><text:span text:style-name="T19">checked</text:span><text:span text:style-name="T2">&gt;</text:span></text:p>
      <text:p text:style-name="P61">quando a condição checked for verdadeira, a pseudo-classe :checked vai passar a ser valida</text:p>
      <text:p text:style-name="P117"><text:soft-page-break/>:checked – se estiver marcado...</text:p>
      <text:p text:style-name="P21">________________________________________________________________________________</text:p>
      <text:h text:style-name="P135" text:outline-level="1">Pseudo-classes para paragrafos</text:h>
      <text:p text:style-name="P88">As pseudo-classes <text:span text:style-name="T70">para paragrafos</text:span><text:span text:style-name="T69"> são:</text:span></text:p>
      <text:p text:style-name="P88"/>
      <text:p text:style-name="P121">:first-of-type | :<text:span text:style-name="T71">last-of-type </text:span><text:span text:style-name="T72">| </text:span><text:span text:style-name="T78">:only-of-type |</text:span><text:span text:style-name="T72"> :</text:span><text:span text:style-name="T77">nth-of-type( ) | </text:span><text:span text:style-name="T72">:</text:span><text:span text:style-name="T77">nth-last-of-type( ) </text:span><text:span text:style-name="T78">|</text:span></text:p>
      <text:p text:style-name="P22">_____________</text:p>
      <text:h text:style-name="Heading_20_2" text:outline-level="2">:<text:span text:style-name="T70">first-of-type</text:span></text:h>
      <text:p text:style-name="P100"><text:span text:style-name="T2">A pseudo-classe :</text:span><text:span text:style-name="T22">first-of-type seleciona o primeiro elemento do seu tipo dentro de uma estrutura, ou seja, vai selecionar <text:s/>o primeiro elemento </text:span><text:span text:style-name="T23">ou os primeiros elementos</text:span><text:span text:style-name="T22"> do tipo que esta especificado antes da pseudo-classe</text:span></text:p>
      <text:p text:style-name="P62">ex:</text:p>
      <text:p text:style-name="P62">p:first-of-type {</text:p>
      <text:p text:style-name="P62">} vai selecionar o primeiro paragrafo</text:p>
      <text:p text:style-name="P62"/>
      <text:p text:style-name="P122">h2:first-of-type {</text:p>
      <text:p text:style-name="P122">} vai selecionar o primeiro h2</text:p>
      <text:p text:style-name="P122"/>
      <text:p text:style-name="P122">header h2:first-of-type {</text:p>
      <text:p text:style-name="P122">} vai selecionar apenas o primeiro h2 que estiver dentro do header</text:p>
      <text:p text:style-name="P88"/>
      <text:p text:style-name="P100"><text:span text:style-name="T2">:</text:span><text:span text:style-name="T22">first-of-type – </text:span><text:span text:style-name="T28">se for </text:span><text:span text:style-name="T22">o</text:span><text:span text:style-name="T23">(s)</text:span><text:span text:style-name="T22"> primeiro</text:span><text:span text:style-name="T23">(s)</text:span><text:span text:style-name="T22"> elemento do tipo...</text:span></text:p>
      <text:p text:style-name="P23">_____________</text:p>
      <text:h text:style-name="P142" text:outline-level="2">:<text:span text:style-name="T71">last</text:span><text:span text:style-name="T70">-of-type</text:span></text:h>
      <text:p text:style-name="P100"><text:span text:style-name="T2">A pseudo-classe :</text:span><text:span text:style-name="T23">last</text:span><text:span text:style-name="T22">-of-type seleciona o </text:span><text:span text:style-name="T23">ultimo</text:span><text:span text:style-name="T22"> elemento do seu tipo dentro de uma estrutura, ou seja, vai selecionar <text:s/>o </text:span><text:span text:style-name="T23">ultimo</text:span><text:span text:style-name="T22"> elemento </text:span><text:span text:style-name="T23">ou os ultimos elementos</text:span><text:span text:style-name="T22"> do tipo que esta especificado antes da pseudo-classe</text:span></text:p>
      <text:p text:style-name="P63">ex:</text:p>
      <text:p text:style-name="P124"><text:span text:style-name="T2">p:</text:span><text:span text:style-name="T23">last</text:span><text:span text:style-name="T2">-of-type {</text:span></text:p>
      <text:p text:style-name="P124"><text:span text:style-name="T2">} vai selecionar o </text:span><text:span text:style-name="T23">ultimo</text:span><text:span text:style-name="T2"> paragrafo</text:span></text:p>
      <text:p text:style-name="P64"/>
      <text:p text:style-name="P123">h2:<text:span text:style-name="T71">last</text:span>-of-type {</text:p>
      <text:p text:style-name="P123">} vai selecionar o <text:span text:style-name="T71">ultimo</text:span> h2</text:p>
      <text:p text:style-name="P123"/>
      <text:p text:style-name="P123">header h2:<text:span text:style-name="T71">last</text:span>-of-type {</text:p>
      <text:p text:style-name="P123">} vai selecionar apenas o <text:span text:style-name="T71">ultimo</text:span> h2 que estiver dentro do header</text:p>
      <text:p text:style-name="P145"/>
      <text:p text:style-name="P100"><text:soft-page-break/><text:span text:style-name="T2">:</text:span><text:span text:style-name="T24">last</text:span><text:span text:style-name="T22">-of-type – </text:span><text:span text:style-name="T28">se for</text:span><text:span text:style-name="T22"> o</text:span><text:span text:style-name="T23">(s)</text:span><text:span text:style-name="T22"> </text:span><text:span text:style-name="T23">ultimo(s)</text:span><text:span text:style-name="T22"> elemento do tipo…</text:span></text:p>
      <text:h text:style-name="P136" text:outline-level="1">:only-of-type</text:h>
      <text:p text:style-name="P82"><text:span text:style-name="T30">A pseudo-classe :</text:span><text:span text:style-name="T33">only-of-type</text:span><text:span text:style-name="T31"> seleciona </text:span><text:span text:style-name="T33">qualquer elemento que não possui irmãos de um determinado tipo, ou seja, seleciona os elementos únicos dentro de uma estruturar</text:span></text:p>
      <text:p text:style-name="P146">ex:</text:p>
      <text:p text:style-name="P129"><text:span text:style-name="T32">p</text:span><text:span text:style-name="T30">:</text:span><text:span text:style-name="T2">only-of-type</text:span><text:span text:style-name="T31"> </text:span><text:span text:style-name="T32">{<text:line-break/>} vai selecionar apenas o</text:span><text:span text:style-name="T34"> paragrafo que esta sozinho na estrutura, que não tem irmãos do mesmo nivel e tipo</text:span></text:p>
      <text:p text:style-name="P129"><text:span text:style-name="T34">div </text:span><text:span text:style-name="T32">p</text:span><text:span text:style-name="T30">:</text:span><text:span text:style-name="T2">only-of-type</text:span><text:span text:style-name="T31"> </text:span><text:span text:style-name="T32">{<text:line-break/>} vai selecionar apenas o</text:span><text:span text:style-name="T34"> paragrafo que esta sozinho dentro de uma div</text:span></text:p>
      <text:p text:style-name="P148"/>
      <text:p text:style-name="P129"><text:span text:style-name="T30">:</text:span><text:span text:style-name="T22">only-of-type – </text:span><text:span text:style-name="T34">se for o único do tipo...</text:span></text:p>
      <text:p text:style-name="P149">_____________</text:p>
      <text:h text:style-name="Heading_20_2" text:outline-level="2"><text:span text:style-name="T72">:</text:span><text:span text:style-name="T77">nth-of-type( )</text:span></text:h>
      <text:p text:style-name="P79"><text:span text:style-name="T30">A pseudo-classe :</text:span><text:span text:style-name="T31">nth-of-type( ) seleciona um ou mais elementos de um dado tipo, baseado em sua posição entre um gr</text:span><text:span text:style-name="T32">u</text:span><text:span text:style-name="T31">po de irmãos</text:span></text:p>
      <text:p text:style-name="P128"><text:span text:style-name="T31">e</text:span><text:span text:style-name="T2">x:</text:span></text:p>
      <text:p text:style-name="P80"><text:span text:style-name="T32">p</text:span><text:span text:style-name="T30">:</text:span><text:span text:style-name="T31">nth-of-type(</text:span><text:span text:style-name="T32">2</text:span><text:span text:style-name="T31">) </text:span><text:span text:style-name="T32">{<text:line-break/>} vai selecionar apenas os paragrafos que estão na segunda posição</text:span></text:p>
      <text:p text:style-name="P151"/>
      <text:p text:style-name="P80"><text:span text:style-name="T32">div p</text:span><text:span text:style-name="T30">:</text:span><text:span text:style-name="T31">nth-of-type(</text:span><text:span text:style-name="T32">2</text:span><text:span text:style-name="T31">) </text:span><text:span text:style-name="T32">{<text:line-break/>} vai selecionar apenas os paragrafos que estão dentro de uma div e na segunda posição</text:span></text:p>
      <text:p text:style-name="P151"/>
      <text:p text:style-name="P80"><text:span text:style-name="T30">:</text:span><text:span text:style-name="T31">nth-of-type( ) - </text:span><text:span text:style-name="T32">se for(em) do tipo… e estiver(em) na posição...</text:span></text:p>
      <text:p text:style-name="P150">_____________</text:p>
      <text:h text:style-name="P143" text:outline-level="2"><text:span text:style-name="T72">:</text:span><text:span text:style-name="T77">nth-</text:span><text:span text:style-name="T78">last</text:span><text:span text:style-name="T77">-of-type( )</text:span></text:h>
      <text:p text:style-name="P81"><text:span text:style-name="T30">A pseudo-classe :</text:span><text:span text:style-name="T31">nth-</text:span><text:span text:style-name="T33">last</text:span><text:span text:style-name="T31">-of-type( ) seleciona um ou mais elementos de um dado tipo, baseado em sua posição entre um gr</text:span><text:span text:style-name="T32">u</text:span><text:span text:style-name="T31">po de irmãos </text:span><text:span text:style-name="T33">no sentido inverso, ou seja, começando de baixo pra cima</text:span></text:p>
      <text:p text:style-name="P147">O elemento de numero 1 vai ser o ultimo, o elemento de numero 2 vai ser o penultimo e assim sucessivamente</text:p>
      <text:p text:style-name="P128"><text:span text:style-name="T31">e</text:span><text:span text:style-name="T2">x:</text:span></text:p>
      <text:p text:style-name="P81"><text:span text:style-name="T32">p</text:span><text:span text:style-name="T30">:</text:span><text:span text:style-name="T31">nth-</text:span><text:span text:style-name="T33">last</text:span><text:span text:style-name="T31">-of-type(</text:span><text:span text:style-name="T32">2</text:span><text:span text:style-name="T31">) </text:span><text:span text:style-name="T32">{<text:line-break/>} vai selecionar apenas os paragrafos que estão na </text:span><text:span text:style-name="T33">penultima</text:span><text:span text:style-name="T32"> posição</text:span></text:p>
      <text:p text:style-name="P152"><text:soft-page-break/></text:p>
      <text:p text:style-name="P81"><text:span text:style-name="T32">div p</text:span><text:span text:style-name="T30">:</text:span><text:span text:style-name="T31">nth-</text:span><text:span text:style-name="T33">last</text:span><text:span text:style-name="T31">-of-type(</text:span><text:span text:style-name="T33">1</text:span><text:span text:style-name="T31">) </text:span><text:span text:style-name="T32">{<text:line-break/>} vai selecionar apenas os paragrafos que estão dentro de uma div e na </text:span><text:span text:style-name="T33">ultima</text:span><text:span text:style-name="T32"> posição</text:span></text:p>
      <text:p text:style-name="P152"/>
      <text:p text:style-name="P81"><text:span text:style-name="T30">:</text:span><text:span text:style-name="T31">nth-</text:span><text:span text:style-name="T33">last</text:span><text:span text:style-name="T31">-of-type( ) - </text:span><text:span text:style-name="T32">se for(em) do tipo… e estiver(em) na posição...</text:span></text:p>
      <text:p text:style-name="P22">________________________________________________________________________________</text:p>
      <text:h text:style-name="P135" text:outline-level="1">Pseudo-classes variadas</text:h>
      <text:p text:style-name="P87">As pseudo-classes <text:span text:style-name="T69">variadas são:</text:span></text:p>
      <text:p text:style-name="P87"/>
      <text:p text:style-name="P87">:<text:span text:style-name="T69">empty | :</text:span><text:span text:style-name="T72">not( ) </text:span><text:span text:style-name="T73">| :</text:span><text:span text:style-name="T74">dir( ) | :fullscreen </text:span><text:span text:style-name="T76">| :lang( ) </text:span><text:span text:style-name="T79">| :root </text:span><text:span text:style-name="T80">| :target</text:span></text:p>
      <text:p text:style-name="P22">_____________</text:p>
      <text:h text:style-name="Heading_20_2" text:outline-level="2">:<text:span text:style-name="T69">empty</text:span></text:h>
      <text:p text:style-name="P99"><text:span text:style-name="T2">A pseudo-classe :</text:span><text:span text:style-name="T20">empty seleciona elementos que estão vazios, permitindo a aplicação de algumas configurações caso o elemento não tenha conteudo entre sua tag de abertura e tag de fechamento</text:span></text:p>
      <text:p text:style-name="P120"><text:span text:style-name="T20">l</text:span><text:span text:style-name="T2">embrando que espaços vazios são considerados conteudo</text:span></text:p>
      <text:p text:style-name="P99"><text:span text:style-name="T20">:empty – </text:span><text:span text:style-name="T21">se</text:span><text:span text:style-name="T20"> estiver vazio..</text:span></text:p>
      <text:p text:style-name="P22">________________________________________________________________________________</text:p>
      <text:h text:style-name="Heading_20_2" text:outline-level="2"><text:span text:style-name="T69">:</text:span><text:span text:style-name="T72">not( )</text:span></text:h>
      <text:p text:style-name="P101"><text:span text:style-name="T2">A pseudo-classe :</text:span><text:span text:style-name="T24">not( ) tem a função de </text:span><text:span text:style-name="T26">ignorar</text:span><text:span text:style-name="T25"> algum elemento especifico</text:span><text:span text:style-name="T24">, fazendo com que as configurações se apliquem para todos menos para quem esta dentro do not, </text:span><text:span text:style-name="T25">ou seja, quando precisamos aplicar uma configuração para algum tipo de classe, porem queremos que um elemento especifico dessa classe tenha um estilo diferente, nesse caso usamos o not</text:span></text:p>
      <text:p text:style-name="P101"><text:span text:style-name="T25">É como se o not fosse uma exceção, o estilo vai ser aplicado para todos menos para quem estiver dentro do not </text:span><text:span text:style-name="T26">pois ele sera ignorado</text:span></text:p>
      <text:p text:style-name="P65">______</text:p>
      <text:h text:style-name="Heading_20_3" text:outline-level="3">valores:</text:h>
      <text:p text:style-name="P126"><text:span text:style-name="T2">Seletores </text:span><text:span text:style-name="T26">(tags)</text:span><text:span text:style-name="T2">, classes, ids, </text:span><text:span text:style-name="T27">pseudo-classes ou pseudo-elementos</text:span></text:p>
      <text:p text:style-name="P65">ex:</text:p>
      <text:p text:style-name="P102"><text:span text:style-name="T2">:</text:span><text:span text:style-name="T24">not(.</text:span><text:span text:style-name="T26">classe</text:span><text:span text:style-name="T24">) </text:span><text:span text:style-name="T26">{<text:line-break/>}</text:span></text:p>
      <text:p text:style-name="P102"><text:span text:style-name="T26">:</text:span><text:span text:style-name="T24">not(</text:span><text:span text:style-name="T26">#id</text:span><text:span text:style-name="T24">) </text:span><text:span text:style-name="T26">{<text:line-break/>}</text:span></text:p>
      <text:p text:style-name="P102"><text:span text:style-name="T26">:</text:span><text:span text:style-name="T24">not(</text:span><text:span text:style-name="T26">p</text:span><text:span text:style-name="T24">) </text:span><text:span text:style-name="T26">{<text:line-break/>}</text:span></text:p>
      <text:p text:style-name="P44"><text:soft-page-break/>______</text:p>
      <text:p text:style-name="P125"><text:span text:style-name="T2">:not( ) - </text:span><text:span text:style-name="T26">se estiver dentro do parênteses ignora</text:span><text:span text:style-name="T2">...</text:span></text:p>
      <text:p text:style-name="P24"/>
      <text:p text:style-name="P24">_____________</text:p>
      <text:h text:style-name="Heading_20_2" text:outline-level="2"><text:span text:style-name="T73">:</text:span><text:span text:style-name="T74">dir( )</text:span></text:h>
      <text:p text:style-name="P103"><text:span text:style-name="T2">A pseudo-classe :</text:span><text:span text:style-name="T27">dir</text:span><text:span text:style-name="T24">( ) </text:span><text:span text:style-name="T27">seleciona elementos de acordo com a direção do texto, se tiver da direita pra esquerda ou esquerda pra direita</text:span></text:p>
      <text:h text:style-name="Heading_20_3" text:outline-level="3">valores:</text:h>
      <text:p text:style-name="P153">rtl = direita pra esquerda (right to left)</text:p>
      <text:p text:style-name="P153">ltr = esquerda pra direita (left to right)</text:p>
      <text:p text:style-name="P45">______</text:p>
      <text:p text:style-name="P103"><text:span text:style-name="T2">:</text:span><text:span text:style-name="T27">dir</text:span><text:span text:style-name="T24">(</text:span><text:span text:style-name="T27">rtl</text:span><text:span text:style-name="T24">) </text:span><text:span text:style-name="T27">{</text:span></text:p>
      <text:p text:style-name="P127"><text:span text:style-name="T27">} </text:span><text:span text:style-name="T2">vai selecionar todos os textos que estão da direita pra esquerda</text:span></text:p>
      <text:p text:style-name="P75"/>
      <text:p text:style-name="P103"><text:span text:style-name="T2">:</text:span><text:span text:style-name="T27">dir</text:span><text:span text:style-name="T24">(</text:span><text:span text:style-name="T27">ltr</text:span><text:span text:style-name="T24">) </text:span><text:span text:style-name="T27">{</text:span></text:p>
      <text:p text:style-name="P153">} vai selecionar todos os textos que estão da esquerda pra direita</text:p>
      <text:p text:style-name="P46">______</text:p>
      <text:p text:style-name="P127"><text:span text:style-name="T2">:</text:span><text:span text:style-name="T28">dir(rtl) – se a direção do texto for da direita pra esquerda</text:span></text:p>
      <text:p text:style-name="P154">:dir(ltr) – se a direção do texto for da esquerda pra direita</text:p>
      <text:p text:style-name="P25">_____________</text:p>
      <text:h text:style-name="Heading_20_2" text:outline-level="2">:fullscreen</text:h>
      <text:p text:style-name="P103"><text:span text:style-name="T2">A pseudo-classe :</text:span><text:span text:style-name="T27">fullscreen seleciona elementos que estão no modo tela cheia, se vários elementos estiverem em tela-cheia, isto seleciona todos</text:span></text:p>
      <text:p text:style-name="P153">é interessante usalo com a pseudo-classe :not( )</text:p>
      <text:p text:style-name="P75">:<text:span text:style-name="T75">fullscreen – se estiver em tela-cheia</text:span></text:p>
      <text:p text:style-name="P26">_____________</text:p>
      <text:h text:style-name="Heading_20_2" text:outline-level="2">:lang( )</text:h>
      <text:p text:style-name="P78"><text:span text:style-name="T30">A pseudo-classe :</text:span><text:span text:style-name="T29">lang( ) seleciona os elementos que tem a mesma linguagem, especificada com o atributo lang=” “ na tag </text:span><text:span text:style-name="T31">(elemento)</text:span></text:p>
      <text:p text:style-name="P155"/>
      <text:p text:style-name="P155">:lang( ) - se estiver com o mesmo valor (linguagem)...</text:p>
      <text:p text:style-name="P27"><text:soft-page-break/>_____________</text:p>
      <text:h text:style-name="Heading_20_2" text:outline-level="2">:root</text:h>
      <text:p text:style-name="P83"><text:span text:style-name="T30">A pseudo-classe :</text:span><text:span text:style-name="T34">root </text:span><text:span text:style-name="T35">representa o documento, representa a tag html e é identico ao seletor html, porem a especificidade do :root é maior, ou seja, é como se o :root fosse a raiz do documento</text:span></text:p>
      <text:p text:style-name="P131"><text:span text:style-name="T2">o :root seleciona todos os elementos do html, </text:span><text:span text:style-name="T36">ou seja, seleciona tudo</text:span></text:p>
      <text:p text:style-name="P132"><text:span text:style-name="T36">o :</text:span><text:span text:style-name="T2">root geralmente é usado para botar variaveis</text:span></text:p>
      <text:p text:style-name="P131"><text:span text:style-name="T2">:</text:span><text:span text:style-name="T36">root – se estiver no html (documento)...</text:span></text:p>
      <text:p text:style-name="P28">_____________</text:p>
      <text:h text:style-name="Heading_20_2" text:outline-level="2">:target</text:h>
      <text:p text:style-name="P83"><text:span text:style-name="T30">A pseudo-classe :</text:span><text:span text:style-name="T36">target seleciona um unico elemento que esta com o mesmo id da url </text:span><text:span text:style-name="T37">da tag &lt;a&gt;</text:span><text:span text:style-name="T34">, </text:span><text:span text:style-name="T36">ou seja, aplica alguma configuração </text:span><text:span text:style-name="T37">para o elemento alvo do &lt;a href=” ”&gt;</text:span></text:p>
      <text:p text:style-name="P132">ex:</text:p>
      <text:p text:style-name="P133">:target {</text:p>
      <text:p text:style-name="P133"><text:span text:style-name="T81">color: blue;</text:span><text:line-break/>}</text:p>
      <text:p text:style-name="P132">&lt;a href=” #ultimo-paragrafo“&gt; clique aqui para ir para ultimo paragrafo&lt;/a&gt;</text:p>
      <text:p text:style-name="P132"/>
      <text:p text:style-name="P132">&lt;p id=”ultimo-paragrafo”&gt;lorem ipsum doll&lt;/p&gt;</text:p>
      <text:p text:style-name="P132"/>
      <text:p text:style-name="P132">quando eu clicar na tag &lt;a&gt; o ultimo paragrafo vai ficar com as configuraç<text:span text:style-name="T2">ões que foram setadas na pseudo-classe :targ</text:span><text:span text:style-name="T37">et, nesse caso a cor da letra do &lt;p&gt; vai ficar azul</text:span></text:p>
      <text:p text:style-name="P156">o :target funciona sozinho, não precisando usar seletor, classe ou id</text:p>
      <text:p text:style-name="P157">:target – se for o elemento alvo...</text:p>
      <text:p text:style-name="P158"/>
      <text:p text:style-name="P158"/>
      <text:p text:style-name="P158"/>
      <text:p text:style-name="P158"/>
      <text:p text:style-name="P158"/>
      <text:p text:style-name="P158"/>
      <text:p text:style-name="P158"/>
      <text:p text:style-name="P158"/>
      <text:p text:style-name="P158"/>
      <text:p text:style-name="P158"><text:soft-page-break/>_____________________________________________________________________________</text:p>
      <text:h text:style-name="P135" text:outline-level="1">Pseudo-classes para impress<text:span text:style-name="T83">ã</text:span><text:span text:style-name="T84">o</text:span><text:span text:style-name="T2"> </text:span><text:span text:style-name="T38">(@page)</text:span></text:h>
      <text:p text:style-name="P161">Essas pseudo-classes só funcionam com o seletor (regra) @page</text:p>
      <text:p text:style-name="P161">A regra @page significa: quando for impresso (imprimido), ou seja, quando for impresso essas coisas vão acontecer</text:p>
      <text:p text:style-name="P161">/</text:p>
      <text:p text:style-name="P161">Quando for impresso essas configurações serão aplicadas</text:p>
      <text:p text:style-name="P161">/</text:p>
      <text:p text:style-name="P161">Quando for impresso as seguintes configurações serão aplicadas</text:p>
      <text:p text:style-name="P162">_____________</text:p>
      <text:p text:style-name="P134">As pseudo-classes <text:span text:style-name="T82">do @page são</text:span><text:span text:style-name="T69">:</text:span></text:p>
      <text:p text:style-name="P161">:first | :left | :<text:span text:style-name="T85">right</text:span></text:p>
      <text:p text:style-name="P163">_____________</text:p>
      <text:h text:style-name="Heading_20_2" text:outline-level="2"><text:span text:style-name="T85">@page </text:span>:first</text:h>
      <text:p text:style-name="P164"><text:span text:style-name="T30">A pseudo-classe :</text:span><text:span text:style-name="T39">first seleciona a primeira pagina de um documento impresso, seleciona a primeira pagina ao imprimir, ou seja, vai aplicar algumas configurações para a primeira pagina na hora da impressão</text:span></text:p>
      <text:p text:style-name="P164"><text:span text:style-name="T39">@page :first – se imprimir, a primeira pagina vai ter...</text:span></text:p>
      <text:p text:style-name="P164"><text:span text:style-name="T39">_____________</text:span></text:p>
      <text:h text:style-name="Heading_20_2" text:outline-level="2">@page :left</text:h>
      <text:p text:style-name="P164"><text:span text:style-name="T30">A pseudo-classe :</text:span><text:span text:style-name="T39">left seleciona todas as paginas da esquerda de um documento impresso, seleciona todas as paginas da esquerda ao imprimir, ou seja, vai aplicar algumas configurações pra todas as paginas da esquerda na hora da impressão</text:span></text:p>
      <text:p text:style-name="P164"><text:span text:style-name="T39">@page :left – se imprimir, todas as paginas da esquerda vão ter...</text:span></text:p>
      <text:p text:style-name="P164"><text:span text:style-name="T39">_____________</text:span></text:p>
      <text:h text:style-name="P144" text:outline-level="2">@page :<text:span text:style-name="T86">right</text:span></text:h>
      <text:p text:style-name="P165"><text:span text:style-name="T30">A pseudo-classe :</text:span><text:span text:style-name="T40">right</text:span><text:span text:style-name="T39"> seleciona todas as paginas da </text:span><text:span text:style-name="T40">direita</text:span><text:span text:style-name="T39"> de um documento impresso, seleciona todas as paginas da </text:span><text:span text:style-name="T40">direita</text:span><text:span text:style-name="T39"> ao imprimir, ou seja, vai aplicar algumas configurações pra todas as paginas da </text:span><text:span text:style-name="T40">direita</text:span><text:span text:style-name="T39"> na hora da impressão</text:span></text:p>
      <text:p text:style-name="P165"><text:span text:style-name="T39">@page :</text:span><text:span text:style-name="T40">right</text:span><text:span text:style-name="T39"> – se imprimir, todas as paginas da </text:span><text:span text:style-name="T40">direita</text:span><text:span text:style-name="T39"> vão ter…</text:span></text:p>
      <text:p text:style-name="P165"><text:span text:style-name="T39"/></text:p>
      <text:p text:style-name="P166"><text:span text:style-name="T2"/></text:p>
      <text:p text:style-name="P160"><text:soft-page-break/><text:span text:style-name="T2">_____________________________________________________________________________</text:span></text:p>
      <text:p text:style-name="P166"><text:span text:style-name="T2">REVER AS PSEUDO-CLASSES DO @PAGE QUANDO FOR ESTUDAR REGRAS-CSS PRA VER SE NÃO ESCREVEU NADA ERRADO</text:span></text:p>
      <text:p text:style-name="P160">_____________________________________________________________________________</text:p>
      <text:p text:style-name="P130">se… cumprirem alguma condiç<text:span text:style-name="T2">ão recebem essa configuração...</text:span></text:p>
      <text:p text:style-name="P76"><text:span text:style-name="T64">pegar a descriç</text:span><text:span text:style-name="T12">ão do cev do que é pseudo-classe, tem em algum dos dados em algum dos modulos</text:span></text:p>
      <text:p text:style-name="P52">________________________________________________________________________________</text:p>
      <text:p text:style-name="P52">Object-fit: cover; mantem a proporçao da imagem</text:p>
      <text:p text:style-name="P52">muitas divs pra estruturar não é problema</text:p>
      <text:p text:style-name="P52">o svg é muito mais leve que uma imagem, em questão de desempenho o svg sempre vai ser melhor que uma imagem, se tiver a opção de usar svg ao invés de imagem <text:span text:style-name="T55">use</text:span></text:p>
      <text:p text:style-name="P52">é <text:span text:style-name="T55">usado para estilizar alguns elementos especificos sem definir uma classe pra eles</text:span></text:p>
      <text:p text:style-name="P53">quando usar classes/ids e quando usar pseudo-classes | se atentar a isso</text:p>
      <text:p text:style-name="P52">________________________________________________________________________________</text:p>
      <text:p text:style-name="P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start" style:justify-single-word="false"/>
      <style:text-properties fo:font-variant="normal" fo:text-transform="none" fo:color="#000000" loext:opacity="100%" style:font-name="Liberation Serif" fo:font-family="'Liberation Serif'" style:font-family-generic="roman" style:font-pitch="variable" fo:font-size="12pt" fo:letter-spacing="normal" fo:font-style="normal" fo:font-weight="normal" officeooo:rsid="000bd74c"/>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1T03:39:30.402291898</meta:creation-date>
    <dc:date>2022-07-12T12:19:43.988633462</dc:date>
    <meta:editing-duration>PT47M50S</meta:editing-duration>
    <meta:editing-cycles>8</meta:editing-cycles>
    <meta:generator>LibreOffice/7.3.4.2$Linux_X86_64 LibreOffice_project/30$Build-2</meta:generator>
    <meta:document-statistic meta:table-count="0" meta:image-count="0" meta:object-count="0" meta:page-count="14" meta:paragraph-count="303" meta:word-count="2642" meta:character-count="17661" meta:non-whitespace-character-count="15260"/>
  </office:meta>
</office:document-meta>
</file>